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B" style:family="table-column">
      <style:table-column-properties style:column-width="1.7cm" style:rel-column-width="6552*"/>
    </style:style>
    <style:style style:name="Table1.H" style:family="table-column">
      <style:table-column-properties style:column-width="1.7cm" style:rel-column-width="6555*"/>
    </style:style>
    <style:style style:name="Table1.J" style:family="table-column">
      <style:table-column-properties style:column-width="1.7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401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0.7cm"/>
    </style:style>
    <style:style style:name="Table2.F" style:family="table-column">
      <style:table-column-properties style:column-width="0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="none"/>
    </style:style>
    <style:style style:name="Table3" style:family="table">
      <style:table-properties style:width="8.401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0.7cm"/>
    </style:style>
    <style:style style:name="Table3.F" style:family="table-column">
      <style:table-column-properties style:column-width="0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G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C9" style:family="table-cell">
      <style:table-cell-properties fo:padding="0.097cm" fo:border="none"/>
    </style:style>
    <style:style style:name="Table3.D9" style:family="table-cell">
      <style:table-cell-properties fo:padding="0.097cm" fo:border="none"/>
    </style:style>
    <style:style style:name="Table3.E9" style:family="table-cell">
      <style:table-cell-properties fo:padding="0.097cm" fo:border="none"/>
    </style:style>
    <style:style style:name="Table3.F9" style:family="table-cell">
      <style:table-cell-properties fo:padding="0.097cm" fo:border="none"/>
    </style:style>
    <style:style style:name="Table3.G9" style:family="table-cell">
      <style:table-cell-properties fo:padding="0.097cm" fo:border="none"/>
    </style:style>
    <style:style style:name="Table3.H9" style:family="table-cell">
      <style:table-cell-properties fo:padding="0.097cm" fo:border="none"/>
    </style:style>
    <style:style style:name="Table3.I9" style:family="table-cell">
      <style:table-cell-properties fo:padding="0.097cm" fo:border="none"/>
    </style:style>
    <style:style style:name="Table3.J9" style:family="table-cell">
      <style:table-cell-properties fo:padding="0.097cm" fo:border="none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none" fo:border-top="none" fo:border-bottom="0.05pt solid #000000"/>
    </style:style>
    <style:style style:name="Table3.H13" style:family="table-cell">
      <style:table-cell-properties fo:padding="0.097cm" fo:border-left="0.05pt solid #000000" fo:border-right="none" fo:border-top="none" fo:border-bottom="0.05pt solid #000000"/>
    </style:style>
    <style:style style:name="Table3.I13" style:family="table-cell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none" fo:border-top="none" fo:border-bottom="0.05pt solid #000000"/>
    </style:style>
    <style:style style:name="Table3.F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none" fo:border-top="none" fo:border-bottom="0.05pt solid #000000"/>
    </style:style>
    <style:style style:name="Table3.H14" style:family="table-cell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none" fo:border-top="none" fo:border-bottom="0.05pt solid #000000"/>
    </style:style>
    <style:style style:name="Table3.F15" style:family="table-cell">
      <style:table-cell-properties fo:padding="0.097cm" fo:border-left="0.05pt solid #000000" fo:border-right="none" fo:border-top="none" fo:border-bottom="0.05pt solid #000000"/>
    </style:style>
    <style:style style:name="Table3.G15" style:family="table-cell">
      <style:table-cell-properties fo:padding="0.097cm" fo:border-left="0.05pt solid #000000" fo:border-right="none" fo:border-top="none" fo:border-bottom="0.05pt solid #000000"/>
    </style:style>
    <style:style style:name="Table3.H15" style:family="table-cell">
      <style:table-cell-properties fo:padding="0.097cm" fo:border-left="0.05pt solid #000000" fo:border-right="none" fo:border-top="none" fo:border-bottom="0.05pt solid #000000"/>
    </style:style>
    <style:style style:name="Table3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H17" style:family="table-cell">
      <style:table-cell-properties fo:padding="0.097cm" fo:border-left="0.05pt solid #000000" fo:border-right="none" fo:border-top="none" fo:border-bottom="0.05pt solid #000000"/>
    </style:style>
    <style:style style:name="Table3.I17" style:family="table-cell">
      <style:table-cell-properties fo:padding="0.097cm" fo:border-left="0.05pt solid #000000" fo:border-right="none" fo:border-top="none" fo:border-bottom="0.05pt solid #000000"/>
    </style:style>
    <style:style style:name="Table3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401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0.7cm"/>
    </style:style>
    <style:style style:name="Table4.F" style:family="table-column">
      <style:table-column-properties style:column-width="0.1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="none"/>
    </style:style>
    <style:style style:name="Table5" style:family="table">
      <style:table-properties style:width="8.401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0.7cm"/>
    </style:style>
    <style:style style:name="Table5.F" style:family="table-column">
      <style:table-column-properties style:column-width="0.1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D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="none"/>
    </style:style>
    <style:style style:name="Table5.B9" style:family="table-cell">
      <style:table-cell-properties fo:padding="0.097cm" fo:border="none"/>
    </style:style>
    <style:style style:name="Table5.C9" style:family="table-cell">
      <style:table-cell-properties fo:padding="0.097cm" fo:border="none"/>
    </style:style>
    <style:style style:name="Table5.D9" style:family="table-cell">
      <style:table-cell-properties fo:padding="0.097cm" fo:border="none"/>
    </style:style>
    <style:style style:name="Table5.E9" style:family="table-cell">
      <style:table-cell-properties fo:padding="0.097cm" fo:border="none"/>
    </style:style>
    <style:style style:name="Table5.F9" style:family="table-cell">
      <style:table-cell-properties fo:padding="0.097cm" fo:border="none"/>
    </style:style>
    <style:style style:name="Table5.G9" style:family="table-cell">
      <style:table-cell-properties fo:padding="0.097cm" fo:border="none"/>
    </style:style>
    <style:style style:name="Table5.H9" style:family="table-cell">
      <style:table-cell-properties fo:padding="0.097cm" fo:border="none"/>
    </style:style>
    <style:style style:name="Table5.I9" style:family="table-cell">
      <style:table-cell-properties fo:padding="0.097cm" fo:border="none"/>
    </style:style>
    <style:style style:name="Table5.J9" style:family="table-cell">
      <style:table-cell-properties fo:padding="0.097cm" fo:border="none"/>
    </style:style>
    <style:style style:name="Table5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4.905cm" fo:margin-left="-0.106cm" fo:margin-top="0cm" fo:margin-bottom="0cm" table:align="left"/>
    </style:style>
    <style:style style:name="Table6.A" style:family="table-column">
      <style:table-column-properties style:column-width="0.893cm"/>
    </style:style>
    <style:style style:name="Table6.B" style:family="table-column">
      <style:table-column-properties style:column-width="1.164cm"/>
    </style:style>
    <style:style style:name="Table6.C" style:family="table-column">
      <style:table-column-properties style:column-width="4.949cm"/>
    </style:style>
    <style:style style:name="Table6.D" style:family="table-column">
      <style:table-column-properties style:column-width="2.26cm"/>
    </style:style>
    <style:style style:name="Table6.E" style:family="table-column">
      <style:table-column-properties style:column-width="0.84cm"/>
    </style:style>
    <style:style style:name="Table6.F" style:family="table-column">
      <style:table-column-properties style:column-width="1.51cm"/>
    </style:style>
    <style:style style:name="Table6.G" style:family="table-column">
      <style:table-column-properties style:column-width="0.543cm"/>
    </style:style>
    <style:style style:name="Table6.H" style:family="table-column">
      <style:table-column-properties style:column-width="1.658cm"/>
    </style:style>
    <style:style style:name="Table6.I" style:family="table-column">
      <style:table-column-properties style:column-width="1.088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2" style:family="table-row">
      <style:table-row-properties style:min-row-height="0.45cm" fo:keep-together="auto"/>
    </style:style>
    <style:style style:name="P1" style:family="paragraph" style:parent-style-name="Footer">
      <style:paragraph-properties fo:text-align="end" style:justify-single-word="false"/>
      <style:text-properties officeooo:rsid="00278721" officeooo:paragraph-rsid="002497da"/>
    </style:style>
    <style:style style:name="P2" style:family="paragraph" style:parent-style-name="Standard" style:list-style-name="L3">
      <style:text-properties officeooo:rsid="001f1392" officeooo:paragraph-rsid="0020f457"/>
    </style:style>
    <style:style style:name="P3" style:family="paragraph" style:parent-style-name="Standard" style:list-style-name="L1">
      <style:text-properties officeooo:paragraph-rsid="0020f457"/>
    </style:style>
    <style:style style:name="P4" style:family="paragraph" style:parent-style-name="Standard" style:list-style-name="L3">
      <style:text-properties officeooo:paragraph-rsid="0020f457"/>
    </style:style>
    <style:style style:name="P5" style:family="paragraph" style:parent-style-name="Standard">
      <style:text-properties officeooo:rsid="0020f457" officeooo:paragraph-rsid="0020f457"/>
    </style:style>
    <style:style style:name="P6" style:family="paragraph" style:parent-style-name="Standard" style:list-style-name="L1">
      <style:text-properties fo:color="#808080" loext:opacity="100%" officeooo:paragraph-rsid="0020f457"/>
    </style:style>
    <style:style style:name="P7" style:family="paragraph" style:parent-style-name="Standard" style:list-style-name="L3">
      <style:text-properties fo:color="#808080" loext:opacity="100%" officeooo:paragraph-rsid="0020f457"/>
    </style:style>
    <style:style style:name="P8" style:family="paragraph" style:parent-style-name="Standard">
      <style:text-properties officeooo:rsid="0022aee8" officeooo:paragraph-rsid="0022aee8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20f45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f457" officeooo:paragraph-rsid="0020f45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497da" officeooo:paragraph-rsid="002497d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94bd5" officeooo:paragraph-rsid="00294bd5" style:font-weight-asian="bold" style:font-weight-complex="bold"/>
    </style:style>
    <style:style style:name="P13" style:family="paragraph" style:parent-style-name="Standard">
      <style:text-properties officeooo:rsid="002497da" officeooo:paragraph-rsid="002497da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5" style:family="paragraph" style:parent-style-name="Standard">
      <style:text-properties style:text-underline-style="none" fo:font-weight="normal" officeooo:rsid="002497da" officeooo:paragraph-rsid="00267e1c" style:font-weight-asian="normal" style:font-weight-complex="normal"/>
    </style:style>
    <style:style style:name="P16" style:family="paragraph" style:parent-style-name="Standard">
      <style:text-properties officeooo:paragraph-rsid="00267e1c"/>
    </style:style>
    <style:style style:name="P17" style:family="paragraph" style:parent-style-name="Standard">
      <style:text-properties officeooo:rsid="00294bd5" officeooo:paragraph-rsid="00294bd5"/>
    </style:style>
    <style:style style:name="P18" style:family="paragraph" style:parent-style-name="Standard" style:list-style-name="L4">
      <style:text-properties officeooo:rsid="00294bd5" officeooo:paragraph-rsid="00294bd5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2a74b9" officeooo:paragraph-rsid="002a74b9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normal" officeooo:rsid="002a74b9" officeooo:paragraph-rsid="002a74b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normal" officeooo:rsid="002b5aaa" officeooo:paragraph-rsid="002b5aa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a74b9" officeooo:paragraph-rsid="002a74b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b1128" officeooo:paragraph-rsid="002b112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b5aaa" officeooo:paragraph-rsid="002b5aa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d0cda" officeooo:paragraph-rsid="002d0cd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eb149" officeooo:paragraph-rsid="002eb14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300e54" officeooo:paragraph-rsid="00300e5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33a421" officeooo:paragraph-rsid="0033a42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Standard">
      <style:paragraph-properties fo:text-align="end" style:justify-single-word="false">
        <style:tab-stops/>
      </style:paragraph-properties>
    </style:style>
    <style:style style:name="P31" style:family="paragraph" style:parent-style-name="Standard">
      <style:text-properties fo:color="#00a933" loext:opacity="100%" officeooo:rsid="0022aee8" officeooo:paragraph-rsid="0022aee8"/>
    </style:style>
    <style:style style:name="P32" style:family="paragraph" style:parent-style-name="Standard">
      <style:text-properties fo:color="#2a6099" loext:opacity="100%" officeooo:rsid="0022aee8" officeooo:paragraph-rsid="0022aee8"/>
    </style:style>
    <style:style style:name="P33" style:family="paragraph" style:parent-style-name="Standard">
      <style:text-properties fo:color="#800080" loext:opacity="100%" officeooo:rsid="0022aee8" officeooo:paragraph-rsid="0022aee8"/>
    </style:style>
    <style:style style:name="P34" style:family="paragraph" style:parent-style-name="Standard">
      <style:text-properties fo:color="#ff0000" loext:opacity="100%" officeooo:rsid="0022aee8" officeooo:paragraph-rsid="0022aee8"/>
    </style:style>
    <style:style style:name="P35" style:family="paragraph" style:parent-style-name="Standard">
      <style:text-properties fo:color="#ff8000" loext:opacity="100%" officeooo:rsid="0022aee8" officeooo:paragraph-rsid="0022aee8"/>
    </style:style>
    <style:style style:name="P36" style:family="paragraph" style:parent-style-name="Standard">
      <style:paragraph-properties fo:break-before="column"/>
      <style:text-properties officeooo:rsid="0022aee8" officeooo:paragraph-rsid="0022aee8"/>
    </style:style>
    <style:style style:name="P37" style:family="paragraph" style:parent-style-name="Standard">
      <style:paragraph-properties fo:break-before="column"/>
      <style:text-properties style:text-underline-style="solid" style:text-underline-width="auto" style:text-underline-color="font-color" fo:font-weight="bold" officeooo:paragraph-rsid="0020f457" style:font-weight-asian="bold" style:font-weight-complex="bold"/>
    </style:style>
    <style:style style:name="P38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2b5aaa" officeooo:paragraph-rsid="002b5aa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2a74b9" officeooo:paragraph-rsid="002a74b9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officeooo:rsid="0020f457" officeooo:paragraph-rsid="0020f457"/>
    </style:style>
    <style:style style:name="P41" style:family="paragraph" style:parent-style-name="Table_20_Contents">
      <style:text-properties officeooo:rsid="002497da" officeooo:paragraph-rsid="002497da"/>
    </style:style>
    <style:style style:name="P42" style:family="paragraph" style:parent-style-name="Table_20_Contents">
      <style:text-properties officeooo:rsid="002497da" officeooo:paragraph-rsid="00267e1c"/>
    </style:style>
    <style:style style:name="P43" style:family="paragraph" style:parent-style-name="Table_20_Contents">
      <style:text-properties officeooo:paragraph-rsid="00267e1c"/>
    </style:style>
    <style:style style:name="P44" style:family="paragraph" style:parent-style-name="Table_20_Contents">
      <style:text-properties officeooo:rsid="00267e1c" officeooo:paragraph-rsid="00267e1c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465df4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497da"/>
    </style:style>
    <style:style style:name="T6" style:family="text">
      <style:text-properties officeooo:rsid="002497da"/>
    </style:style>
    <style:style style:name="T7" style:family="text">
      <style:text-properties officeooo:rsid="002a74b9"/>
    </style:style>
    <style:style style:name="T8" style:family="text">
      <style:text-properties fo:color="#81d41a" loext:opacity="100%"/>
    </style:style>
    <style:style style:name="T9" style:family="text">
      <style:text-properties fo:color="#81d41a" loext:opacity="100%" style:text-position="super 58%"/>
    </style:style>
    <style:style style:name="T10" style:family="text">
      <style:text-properties fo:color="#81d41a" loext:opacity="100%" style:text-position="0% 100%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style:text-position="0% 100%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text-position="0% 100%"/>
    </style:style>
    <style:style style:name="T15" style:family="text">
      <style:text-properties officeooo:rsid="002eb149"/>
    </style:style>
    <style:style style:name="T16" style:family="text">
      <style:text-properties officeooo:rsid="00302b6d"/>
    </style:style>
    <style:style style:name="T17" style:family="text">
      <style:text-properties officeooo:rsid="00354769"/>
    </style:style>
    <style:style style:name="T18" style:family="text">
      <style:text-properties fo:color="#800080" loext:opacity="100%"/>
    </style:style>
    <style:style style:name="T19" style:family="text">
      <style:text-properties fo:color="#800080" loext:opacity="100%" style:text-position="0% 100%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style:text-position="0% 100%"/>
    </style:style>
    <style:style style:name="T22" style:family="text">
      <style:text-properties fo:color="#ff0000" loext:opacity="100%" style:text-position="0% 100%"/>
    </style:style>
    <style:style style:name="T23" style:family="text">
      <style:text-properties fo:color="#ff8000" loext:opacity="100%" style:text-position="0% 100%"/>
    </style:style>
    <style:style style:name="T24" style:family="text">
      <style:text-properties officeooo:rsid="003c7fd0"/>
    </style:style>
    <style:style style:name="T25" style:family="text">
      <style:text-properties officeooo:rsid="003e5238"/>
    </style:style>
    <style:style style:name="T26" style:family="text">
      <style:text-properties officeooo:rsid="003f7660"/>
    </style:style>
    <style:style style:name="T27" style:family="text">
      <style:text-properties officeooo:rsid="00420960"/>
    </style:style>
    <style:style style:name="T28" style:family="text">
      <style:text-properties officeooo:rsid="0045d73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9">Desítková soustava (decimální)</text:p>
        <text:list xml:id="list2879908133" text:style-name="L1">
          <text:list-item>
            <text:p text:style-name="P3">užívaná většinou lidí na naší planetě</text:p>
          </text:list-item>
          <text:list-item>
            <text:p text:style-name="P6">číslo je složeno z jednoho či více číslic</text:p>
          </text:list-item>
          <text:list-item>
            <text:p text:style-name="P6">číslice mohou nabývat hodnot:</text:p>
            <text:list>
              <text:list-item>
                <text:p text:style-name="P3"><text:span text:style-name="T1">0, 1</text:span>, 2, 3, 4, 5, 6, 7, 8, 9</text:p>
              </text:list-item>
            </text:list>
          </text:list-item>
          <text:list-item>
            <text:p text:style-name="P3"><text:span text:style-name="T1">pokud by mělo dojít k „přetečení“ čísla přes hodnotu </text:span>9<text:span text:style-name="T1">, přičteme +1 k číslici o jedna vyšší </text:span><text:span text:style-name="T2">(carry)</text:span></text:p>
            <text:list>
              <text:list-item>
                <text:p text:style-name="P3">9 + 1 = 10</text:p>
              </text:list-item>
              <text:list-item>
                <text:p text:style-name="P3">9 + 2 = 12</text:p>
              </text:list-item>
              <text:list-item>
                <text:p text:style-name="P3">999 + 1 = 1000</text:p>
              </text:list-item>
            </text:list>
          </text:list-item>
        </text:list>
        <text:p text:style-name="P37">Dvojková soustava (binární)</text:p>
        <text:list xml:id="list4046022830" text:style-name="L3">
          <text:list-item>
            <text:p text:style-name="P4">použitá v naprosté většině elektroniky</text:p>
          </text:list-item>
          <text:list-item>
            <text:p text:style-name="P7">číslo je složeno z jednoho či více číslic</text:p>
          </text:list-item>
          <text:list-item>
            <text:p text:style-name="P7">číslice mohou nabývat hodnot:</text:p>
            <text:list>
              <text:list-item>
                <text:p text:style-name="P7">0, 1</text:p>
              </text:list-item>
            </text:list>
          </text:list-item>
          <text:list-item>
            <text:p text:style-name="P4"><text:span text:style-name="T1">pokud by mělo dojít k „přetečení“ čísla přes hodnotu </text:span>1<text:span text:style-name="T1">, přičteme +1 k číslici o jedna vyšší </text:span><text:span text:style-name="T2">(carry)</text:span></text:p>
            <text:list>
              <text:list-item>
                <text:p text:style-name="P4">1 + 1 = 10</text:p>
              </text:list-item>
              <text:list-item>
                <text:p text:style-name="P4">10 + 11 = 101</text:p>
              </text:list-item>
              <text:list-item>
                <text:p text:style-name="P2">1111 + 1 = 10000</text:p>
              </text:list-item>
            </text:list>
          </text:list-item>
        </text:list>
      </text:section>
      <text:p text:style-name="P5"/>
      <text:p text:style-name="P8">Hlavní rozdíl mezi desítkovou a dvojkovou soustavou je počet hodnot jednotlivých číslic. Pro počítače je výhodné využít pouze 2 hodnot 0 či 1 (nesvítí / svítí; &lt;<text:span text:style-name="T24">1,</text:span><text:span text:style-name="T25">5</text:span><text:span text:style-name="T24">V </text:span>/ &gt;<text:span text:style-name="T25">1,5</text:span>V). Rozlišování mezi více hodnotami je pro elektroniku velmi složité (využívá se například u SSD disků, kdy jedna buňka může nabývat několika hodnot, např.: &lt;<text:span text:style-name="T26">0,2</text:span>V; <text:span text:style-name="T26">0,2 – 0,4</text:span>V; 0,<text:span text:style-name="T26">4 – 0,8</text:span>V; &gt;<text:span text:style-name="T26">0,8</text:span>V =&gt; 0, 1, 2, 3, ale takovéto hodnoty jsou vždy rychle převedeny na binární).</text:p>
      <text:p text:style-name="P8"/>
      <text:section text:style-name="Sect1" text:name="Section2">
        <text:p text:style-name="P8">U desítkových číslic máme dány řády:</text:p>
        <text:p text:style-name="P8"/>
        <text:p text:style-name="P31">1. → jednotky</text:p>
        <text:p text:style-name="P32">2. → desítky</text:p>
        <text:p text:style-name="P33">3. → stovky</text:p>
        <text:p text:style-name="P34">4. → tisíce</text:p>
        <text:p text:style-name="P35">5. → deseti tisíce</text:p>
        <text:p text:style-name="P8"/>
        <text:p text:style-name="P8">číslo <text:span text:style-name="T18">2</text:span><text:span text:style-name="T11">3</text:span><text:span text:style-name="T20">7</text:span> se tedy dá rozložit na 200 + 30 + 7.</text:p>
        <text:p text:style-name="P36">U dvojkových číslic <text:span text:style-name="T6">je vyšší řád vždy dvojnásobkem řádu předchozího:</text:span></text:p>
        <text:p text:style-name="P31">1. → 2<text:span text:style-name="T3">0</text:span> = 1</text:p>
        <text:p text:style-name="P32">2. → 2<text:span text:style-name="T3">1</text:span><text:span text:style-name="T4"> = 2</text:span></text:p>
        <text:p text:style-name="P33"><text:span text:style-name="T4">3. → 2</text:span><text:span text:style-name="T3">2</text:span><text:span text:style-name="T4"> = 4</text:span></text:p>
        <text:p text:style-name="P34"><text:span text:style-name="T4">4. → 2</text:span><text:span text:style-name="T3">3</text:span><text:span text:style-name="T4"> = 8</text:span></text:p>
        <text:p text:style-name="P35"><text:span text:style-name="T4">5. → 2</text:span><text:span text:style-name="T3">4</text:span><text:span text:style-name="T4"> = 16</text:span></text:p>
        <text:p text:style-name="P8"><text:span text:style-name="T4"/></text:p>
        <text:p text:style-name="P8"><text:span text:style-name="T4">číslo 111</text:span><text:span text:style-name="T23">0</text:span><text:span text:style-name="T22">1</text:span><text:span text:style-name="T19">1</text:span><text:span text:style-name="T12">0</text:span><text:span text:style-name="T21">1</text:span><text:span text:style-name="T4"> se dá rozložit na <text:s/>1*</text:span><text:span text:style-name="T5">128 + 1*64 + 1*32 + 0*16 + 1*8 + 1*4 + 0*2 + 1*1 = 237</text:span></text:p>
      </text:section>
      <text:p text:style-name="P8"/>
      <text:p text:style-name="P13">Kromě dvojkové a desítkové soustavy se můžeme setkat ještě s šestnáctkovou či osmičkovou soustavou. Těmi si ale dnes nebudeme plést hlavu, jen zmíním, že šestnáctková soustava je přímo konvertovatelná do binární a proto je používána při programování (číslice nabývají hodnot 0, 1, 2, 3, 4, 5, 6, 7, 8, 9, a, b, c, d, e, f)</text:p>
      <text:p text:style-name="P5"/>
      <text:p text:style-name="P10">Porovnání čísel</text:p>
      <table:table table:name="Table1" table:style-name="Table1">
        <table:table-column table:style-name="Table1.A"/>
        <table:table-column table:style-name="Table1.B" table:number-columns-repeated="3"/>
        <table:table-column table:style-name="Table1.A" table:number-columns-repeated="3"/>
        <table:table-column table:style-name="Table1.H" table:number-columns-repeated="2"/>
        <table:table-column table:style-name="Table1.J"/>
        <table:table-row table:style-name="TableLine94484580309488">
          <table:table-cell table:style-name="Table1.A1" office:value-type="string">
            <text:p text:style-name="P40">dec</text:p>
          </table:table-cell>
          <table:table-cell table:style-name="Table1.A1" office:value-type="string">
            <text:p text:style-name="P40">bin</text:p>
          </table:table-cell>
          <table:table-cell table:style-name="Table1.A1" office:value-type="string">
            <text:p text:style-name="P40">dec</text:p>
          </table:table-cell>
          <table:table-cell table:style-name="Table1.A1" office:value-type="string">
            <text:p text:style-name="P40">bin</text:p>
          </table:table-cell>
          <table:table-cell table:style-name="Table1.A1" office:value-type="string">
            <text:p text:style-name="P40">dec</text:p>
          </table:table-cell>
          <table:table-cell table:style-name="Table1.A1" office:value-type="string">
            <text:p text:style-name="P40">bin</text:p>
          </table:table-cell>
          <table:table-cell table:style-name="Table1.A1" office:value-type="string">
            <text:p text:style-name="P40">dec</text:p>
          </table:table-cell>
          <table:table-cell table:style-name="Table1.A1" office:value-type="string">
            <text:p text:style-name="P40">bin</text:p>
          </table:table-cell>
          <table:table-cell table:style-name="Table1.A1" office:value-type="string">
            <text:p text:style-name="P40">dec</text:p>
          </table:table-cell>
          <table:table-cell table:style-name="Table1.J1" office:value-type="string">
            <text:p text:style-name="P40">bin</text:p>
          </table:table-cell>
        </table:table-row>
        <table:table-row table:style-name="TableLine94484580309488"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0">1010</text:p>
          </table:table-cell>
          <table:table-cell table:style-name="Table1.A2" office:value-type="string">
            <text:p text:style-name="P40">20</text:p>
          </table:table-cell>
          <table:table-cell table:style-name="Table1.A2" office:value-type="string">
            <text:p text:style-name="P40">1 0100</text:p>
          </table:table-cell>
          <table:table-cell table:style-name="Table1.A2" office:value-type="string">
            <text:p text:style-name="P40">30</text:p>
          </table:table-cell>
          <table:table-cell table:style-name="Table1.A2" office:value-type="string">
            <text:p text:style-name="P40">1 1110</text:p>
          </table:table-cell>
          <table:table-cell table:style-name="Table1.A2" office:value-type="string">
            <text:p text:style-name="P40">40</text:p>
          </table:table-cell>
          <table:table-cell table:style-name="Table1.J2" office:value-type="string">
            <text:p text:style-name="P40">10 1000</text:p>
          </table:table-cell>
        </table:table-row>
        <table:table-row table:style-name="TableLine94484580309488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1</text:p>
          </table:table-cell>
          <table:table-cell table:style-name="Table1.A2" office:value-type="string">
            <text:p text:style-name="P40">1011</text:p>
          </table:table-cell>
          <table:table-cell table:style-name="Table1.A2" office:value-type="string">
            <text:p text:style-name="P40">21</text:p>
          </table:table-cell>
          <table:table-cell table:style-name="Table1.A2" office:value-type="string">
            <text:p text:style-name="P40">1 0101</text:p>
          </table:table-cell>
          <table:table-cell table:style-name="Table1.A2" office:value-type="string">
            <text:p text:style-name="P40">31</text:p>
          </table:table-cell>
          <table:table-cell table:style-name="Table1.A2" office:value-type="string">
            <text:p text:style-name="P40">1 1111</text:p>
          </table:table-cell>
          <table:table-cell table:style-name="Table1.A2" office:value-type="string">
            <text:p text:style-name="P40">41</text:p>
          </table:table-cell>
          <table:table-cell table:style-name="Table1.J2" office:value-type="string">
            <text:p text:style-name="P40">10 1001</text:p>
          </table:table-cell>
        </table:table-row>
        <table:table-row table:style-name="TableLine94484580309488"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0">12</text:p>
          </table:table-cell>
          <table:table-cell table:style-name="Table1.A2" office:value-type="string">
            <text:p text:style-name="P40">1100</text:p>
          </table:table-cell>
          <table:table-cell table:style-name="Table1.A2" office:value-type="string">
            <text:p text:style-name="P40">22</text:p>
          </table:table-cell>
          <table:table-cell table:style-name="Table1.A2" office:value-type="string">
            <text:p text:style-name="P40">1 0110</text:p>
          </table:table-cell>
          <table:table-cell table:style-name="Table1.A2" office:value-type="string">
            <text:p text:style-name="P40">32</text:p>
          </table:table-cell>
          <table:table-cell table:style-name="Table1.A2" office:value-type="string">
            <text:p text:style-name="P40">10 0000</text:p>
          </table:table-cell>
          <table:table-cell table:style-name="Table1.A2" office:value-type="string">
            <text:p text:style-name="P40">42</text:p>
          </table:table-cell>
          <table:table-cell table:style-name="Table1.J2" office:value-type="string">
            <text:p text:style-name="P40">10 1010</text:p>
          </table:table-cell>
        </table:table-row>
        <table:table-row table:style-name="TableLine94484580309488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11</text:p>
          </table:table-cell>
          <table:table-cell table:style-name="Table1.A2" office:value-type="string">
            <text:p text:style-name="P40">13</text:p>
          </table:table-cell>
          <table:table-cell table:style-name="Table1.A2" office:value-type="string">
            <text:p text:style-name="P40">1101</text:p>
          </table:table-cell>
          <table:table-cell table:style-name="Table1.A2" office:value-type="string">
            <text:p text:style-name="P40">23</text:p>
          </table:table-cell>
          <table:table-cell table:style-name="Table1.A2" office:value-type="string">
            <text:p text:style-name="P40">1 0111</text:p>
          </table:table-cell>
          <table:table-cell table:style-name="Table1.A2" office:value-type="string">
            <text:p text:style-name="P40">33</text:p>
          </table:table-cell>
          <table:table-cell table:style-name="Table1.A2" office:value-type="string">
            <text:p text:style-name="P40">10 0001</text:p>
          </table:table-cell>
          <table:table-cell table:style-name="Table1.A2" office:value-type="string">
            <text:p text:style-name="P40">43</text:p>
          </table:table-cell>
          <table:table-cell table:style-name="Table1.J2" office:value-type="string">
            <text:p text:style-name="P40">10 1011</text:p>
          </table:table-cell>
        </table:table-row>
        <table:table-row table:style-name="TableLine94484580309488"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40">14</text:p>
          </table:table-cell>
          <table:table-cell table:style-name="Table1.A2" office:value-type="string">
            <text:p text:style-name="P40">1110</text:p>
          </table:table-cell>
          <table:table-cell table:style-name="Table1.A2" office:value-type="string">
            <text:p text:style-name="P40">24</text:p>
          </table:table-cell>
          <table:table-cell table:style-name="Table1.A2" office:value-type="string">
            <text:p text:style-name="P40">1 1000</text:p>
          </table:table-cell>
          <table:table-cell table:style-name="Table1.A2" office:value-type="string">
            <text:p text:style-name="P40">34</text:p>
          </table:table-cell>
          <table:table-cell table:style-name="Table1.A2" office:value-type="string">
            <text:p text:style-name="P40">10 0010</text:p>
          </table:table-cell>
          <table:table-cell table:style-name="Table1.A2" office:value-type="string">
            <text:p text:style-name="P40">44</text:p>
          </table:table-cell>
          <table:table-cell table:style-name="Table1.J2" office:value-type="string">
            <text:p text:style-name="P40">10 1100</text:p>
          </table:table-cell>
        </table:table-row>
        <table:table-row table:style-name="TableLine94484580309488"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40">101</text:p>
          </table:table-cell>
          <table:table-cell table:style-name="Table1.A2" office:value-type="string">
            <text:p text:style-name="P40">15</text:p>
          </table:table-cell>
          <table:table-cell table:style-name="Table1.A2" office:value-type="string">
            <text:p text:style-name="P40">1111</text:p>
          </table:table-cell>
          <table:table-cell table:style-name="Table1.A2" office:value-type="string">
            <text:p text:style-name="P40">25</text:p>
          </table:table-cell>
          <table:table-cell table:style-name="Table1.A2" office:value-type="string">
            <text:p text:style-name="P40">1 1001</text:p>
          </table:table-cell>
          <table:table-cell table:style-name="Table1.A2" office:value-type="string">
            <text:p text:style-name="P40">35</text:p>
          </table:table-cell>
          <table:table-cell table:style-name="Table1.A2" office:value-type="string">
            <text:p text:style-name="P40">10 0011</text:p>
          </table:table-cell>
          <table:table-cell table:style-name="Table1.A2" office:value-type="string">
            <text:p text:style-name="P40">45</text:p>
          </table:table-cell>
          <table:table-cell table:style-name="Table1.J2" office:value-type="string">
            <text:p text:style-name="P40">10 1101</text:p>
          </table:table-cell>
        </table:table-row>
        <table:table-row table:style-name="TableLine94484580309488"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40">110</text:p>
          </table:table-cell>
          <table:table-cell table:style-name="Table1.A2" office:value-type="string">
            <text:p text:style-name="P40">16</text:p>
          </table:table-cell>
          <table:table-cell table:style-name="Table1.A2" office:value-type="string">
            <text:p text:style-name="P40">1 0000</text:p>
          </table:table-cell>
          <table:table-cell table:style-name="Table1.A2" office:value-type="string">
            <text:p text:style-name="P40">26</text:p>
          </table:table-cell>
          <table:table-cell table:style-name="Table1.A2" office:value-type="string">
            <text:p text:style-name="P40">1 1010</text:p>
          </table:table-cell>
          <table:table-cell table:style-name="Table1.A2" office:value-type="string">
            <text:p text:style-name="P40">36</text:p>
          </table:table-cell>
          <table:table-cell table:style-name="Table1.A2" office:value-type="string">
            <text:p text:style-name="P40">10 0100</text:p>
          </table:table-cell>
          <table:table-cell table:style-name="Table1.A2" office:value-type="string">
            <text:p text:style-name="P40">46</text:p>
          </table:table-cell>
          <table:table-cell table:style-name="Table1.J2" office:value-type="string">
            <text:p text:style-name="P40">10 1110</text:p>
          </table:table-cell>
        </table:table-row>
        <table:table-row table:style-name="TableLine94484580309488"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40">111</text:p>
          </table:table-cell>
          <table:table-cell table:style-name="Table1.A2" office:value-type="string">
            <text:p text:style-name="P40">17</text:p>
          </table:table-cell>
          <table:table-cell table:style-name="Table1.A2" office:value-type="string">
            <text:p text:style-name="P40">1 0001</text:p>
          </table:table-cell>
          <table:table-cell table:style-name="Table1.A2" office:value-type="string">
            <text:p text:style-name="P40">27</text:p>
          </table:table-cell>
          <table:table-cell table:style-name="Table1.A2" office:value-type="string">
            <text:p text:style-name="P40">1 1011</text:p>
          </table:table-cell>
          <table:table-cell table:style-name="Table1.A2" office:value-type="string">
            <text:p text:style-name="P40">37</text:p>
          </table:table-cell>
          <table:table-cell table:style-name="Table1.A2" office:value-type="string">
            <text:p text:style-name="P40">10 0101</text:p>
          </table:table-cell>
          <table:table-cell table:style-name="Table1.A2" office:value-type="string">
            <text:p text:style-name="P40">47</text:p>
          </table:table-cell>
          <table:table-cell table:style-name="Table1.J2" office:value-type="string">
            <text:p text:style-name="P40">10 1111</text:p>
          </table:table-cell>
        </table:table-row>
        <table:table-row table:style-name="TableLine94484580309488">
          <table:table-cell table:style-name="Table1.A2" office:value-type="string">
            <text:p text:style-name="P40">8</text:p>
          </table:table-cell>
          <table:table-cell table:style-name="Table1.A2" office:value-type="string">
            <text:p text:style-name="P40">1000</text:p>
          </table:table-cell>
          <table:table-cell table:style-name="Table1.A2" office:value-type="string">
            <text:p text:style-name="P40">18</text:p>
          </table:table-cell>
          <table:table-cell table:style-name="Table1.A2" office:value-type="string">
            <text:p text:style-name="P40">1 0010</text:p>
          </table:table-cell>
          <table:table-cell table:style-name="Table1.A2" office:value-type="string">
            <text:p text:style-name="P40">28</text:p>
          </table:table-cell>
          <table:table-cell table:style-name="Table1.A2" office:value-type="string">
            <text:p text:style-name="P40">1 1100</text:p>
          </table:table-cell>
          <table:table-cell table:style-name="Table1.A2" office:value-type="string">
            <text:p text:style-name="P40">38</text:p>
          </table:table-cell>
          <table:table-cell table:style-name="Table1.A2" office:value-type="string">
            <text:p text:style-name="P40">10 0110</text:p>
          </table:table-cell>
          <table:table-cell table:style-name="Table1.A2" office:value-type="string">
            <text:p text:style-name="P40">48</text:p>
          </table:table-cell>
          <table:table-cell table:style-name="Table1.J2" office:value-type="string">
            <text:p text:style-name="P40">11 0000</text:p>
          </table:table-cell>
        </table:table-row>
        <table:table-row table:style-name="TableLine94484580309488"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40">1001</text:p>
          </table:table-cell>
          <table:table-cell table:style-name="Table1.A2" office:value-type="string">
            <text:p text:style-name="P40">19</text:p>
          </table:table-cell>
          <table:table-cell table:style-name="Table1.A2" office:value-type="string">
            <text:p text:style-name="P40">1 0011</text:p>
          </table:table-cell>
          <table:table-cell table:style-name="Table1.A2" office:value-type="string">
            <text:p text:style-name="P40">29</text:p>
          </table:table-cell>
          <table:table-cell table:style-name="Table1.A2" office:value-type="string">
            <text:p text:style-name="P40">1 1101</text:p>
          </table:table-cell>
          <table:table-cell table:style-name="Table1.A2" office:value-type="string">
            <text:p text:style-name="P40">39</text:p>
          </table:table-cell>
          <table:table-cell table:style-name="Table1.A2" office:value-type="string">
            <text:p text:style-name="P40">10 0111</text:p>
          </table:table-cell>
          <table:table-cell table:style-name="Table1.A2" office:value-type="string">
            <text:p text:style-name="P40">49</text:p>
          </table:table-cell>
          <table:table-cell table:style-name="Table1.J2" office:value-type="string">
            <text:p text:style-name="P40">11 0001</text:p>
          </table:table-cell>
        </table:table-row>
      </table:table>
      <text:p text:style-name="P11"><text:soft-page-break/>Obrázky</text:p>
      <text:section text:style-name="Sect1" text:name="Section3">
        <table:table table:name="Table2" table:style-name="Table2">
          <table:table-column table:style-name="Table2.A"/>
          <table:table-column table:style-name="Table2.B" table:number-columns-repeated="4"/>
          <table:table-column table:style-name="Table2.F"/>
          <table:table-column table:style-name="Table2.B" table:number-columns-repeated="4"/>
          <table:table-row table:style-name="TableLine94484602338640">
            <table:table-cell table:style-name="Table2.A1" office:value-type="string">
              <text:p text:style-name="P41">1;8</text:p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1;8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3;1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7;14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15;15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9;9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1;8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3;1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9" office:value-type="string">
              <text:p text:style-name="P41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  <table:table-cell table:style-name="Table2.A9" office:value-type="string">
              <text:p text:style-name="Table_20_Contents"/>
            </table:table-cell>
          </table:table-row>
          <table:table-row table:style-name="TableLine94484602338640">
            <table:table-cell table:style-name="Table2.A1" office:value-type="string">
              <text:p text:style-name="P41">0;0</text:p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6;6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9;9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9;9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4;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2;4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1;8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  <table:table-row table:style-name="TableLine94484602338640">
            <table:table-cell table:style-name="Table2.A2" office:value-type="string">
              <text:p text:style-name="P41">0;0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F2" office:value-type="string">
              <text:p text:style-name="Table_20_Contents"/>
            </table:table-cell>
          </table:table-row>
        </table:table>
        <text:p text:style-name="P15"/>
        <table:table table:name="Table3" table:style-name="Table3">
          <table:table-column table:style-name="Table3.A"/>
          <table:table-column table:style-name="Table3.B" table:number-columns-repeated="4"/>
          <table:table-column table:style-name="Table3.F"/>
          <table:table-column table:style-name="Table3.B" table:number-columns-repeated="4"/>
          <table:table-row table:style-name="TableLine94484596270544"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F1" office:value-type="string">
              <text:p text:style-name="P43"/>
            </table:table-cell>
            <table:table-cell table:style-name="Table3.G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F1" office:value-type="string">
              <text:p text:style-name="P43"/>
            </table:table-cell>
          </table:table-row>
          <table:table-row table:style-name="TableLine94484596270544">
            <table:table-cell table:style-name="Table3.A2" office:value-type="string">
              <text:p text:style-name="P44"/>
            </table:table-cell>
            <table:table-cell table:style-name="Table3.B2" office:value-type="string">
              <text:p text:style-name="P43"/>
            </table:table-cell>
            <table:table-cell table:style-name="Table3.C2" office:value-type="string">
              <text:p text:style-name="P43"/>
            </table:table-cell>
            <table:table-cell table:style-name="Table3.D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I2" office:value-type="string">
              <text:p text:style-name="P43"/>
            </table:table-cell>
            <table:table-cell table:style-name="Table3.J2" office:value-type="string">
              <text:p text:style-name="P43"/>
            </table:table-cell>
          </table:table-row>
          <table:table-row table:style-name="TableLine94484596270544">
            <table:table-cell table:style-name="Table3.A3" office:value-type="string">
              <text:p text:style-name="P44"/>
            </table:table-cell>
            <table:table-cell table:style-name="Table3.B3" office:value-type="string">
              <text:p text:style-name="P43"/>
            </table:table-cell>
            <table:table-cell table:style-name="Table3.C3" office:value-type="string">
              <text:p text:style-name="P43"/>
            </table:table-cell>
            <table:table-cell table:style-name="Table3.D3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3" office:value-type="string">
              <text:p text:style-name="P43"/>
            </table:table-cell>
            <table:table-cell table:style-name="Table3.G3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I3" office:value-type="string">
              <text:p text:style-name="P43"/>
            </table:table-cell>
            <table:table-cell table:style-name="Table3.J3" office:value-type="string">
              <text:p text:style-name="P43"/>
            </table:table-cell>
          </table:table-row>
          <table:table-row table:style-name="TableLine94484596270544">
            <table:table-cell table:style-name="Table3.A4" office:value-type="string">
              <text:p text:style-name="P44"/>
            </table:table-cell>
            <table:table-cell table:style-name="Table3.B4" office:value-type="string">
              <text:p text:style-name="P43"/>
            </table:table-cell>
            <table:table-cell table:style-name="Table3.C4" office:value-type="string">
              <text:p text:style-name="P43"/>
            </table:table-cell>
            <table:table-cell table:style-name="Table3.D4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4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I4" office:value-type="string">
              <text:p text:style-name="P43"/>
            </table:table-cell>
            <table:table-cell table:style-name="Table3.J4" office:value-type="string">
              <text:p text:style-name="P43"/>
            </table:table-cell>
          </table:table-row>
          <table:table-row table:style-name="TableLine94484596270544">
            <table:table-cell table:style-name="Table3.A5" office:value-type="string">
              <text:p text:style-name="P44"/>
            </table:table-cell>
            <table:table-cell table:style-name="Table3.B5" office:value-type="string">
              <text:p text:style-name="P43"/>
            </table:table-cell>
            <table:table-cell table:style-name="Table3.C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5" office:value-type="string">
              <text:p text:style-name="P43"/>
            </table:table-cell>
          </table:table-row>
          <table:table-row table:style-name="TableLine94484596270544">
            <table:table-cell table:style-name="Table3.A6" office:value-type="string">
              <text:p text:style-name="P44"/>
            </table:table-cell>
            <table:table-cell table:style-name="Table3.B6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6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6" office:value-type="string">
              <text:p text:style-name="P43"/>
            </table:table-cell>
          </table:table-row>
          <table:table-row table:style-name="TableLine94484596270544">
            <table:table-cell table:style-name="Table3.A7" office:value-type="string">
              <text:p text:style-name="P44"/>
            </table:table-cell>
            <table:table-cell table:style-name="Table3.B7" office:value-type="string">
              <text:p text:style-name="P43"/>
            </table:table-cell>
            <table:table-cell table:style-name="Table3.C7" office:value-type="string">
              <text:p text:style-name="P43"/>
            </table:table-cell>
            <table:table-cell table:style-name="Table3.D7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7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I7" office:value-type="string">
              <text:p text:style-name="P43"/>
            </table:table-cell>
            <table:table-cell table:style-name="Table3.J7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B8" office:value-type="string">
              <text:p text:style-name="P43"/>
            </table:table-cell>
            <table:table-cell table:style-name="Table3.C1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8" office:value-type="string">
              <text:p text:style-name="P43"/>
            </table:table-cell>
            <table:table-cell table:style-name="Table3.F8" office:value-type="string">
              <text:p text:style-name="P43"/>
            </table:table-cell>
            <table:table-cell table:style-name="Table3.G8" office:value-type="string">
              <text:p text:style-name="P43"/>
            </table:table-cell>
            <table:table-cell table:style-name="Table3.H1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8" office:value-type="string">
              <text:p text:style-name="P43"/>
            </table:table-cell>
          </table:table-row>
          <table:table-row table:style-name="TableLine94484596270544">
            <table:table-cell table:style-name="Table3.A9" office:value-type="string">
              <text:p text:style-name="P42"/>
            </table:table-cell>
            <table:table-cell table:style-name="Table3.B9" office:value-type="string">
              <text:p text:style-name="P43"/>
            </table:table-cell>
            <table:table-cell table:style-name="Table3.C9" office:value-type="string">
              <text:p text:style-name="P43"/>
            </table:table-cell>
            <table:table-cell table:style-name="Table3.D9" office:value-type="string">
              <text:p text:style-name="P43"/>
            </table:table-cell>
            <table:table-cell table:style-name="Table3.E9" office:value-type="string">
              <text:p text:style-name="P43"/>
            </table:table-cell>
            <table:table-cell table:style-name="Table3.F9" office:value-type="string">
              <text:p text:style-name="P43"/>
            </table:table-cell>
            <table:table-cell table:style-name="Table3.G9" office:value-type="string">
              <text:p text:style-name="P43"/>
            </table:table-cell>
            <table:table-cell table:style-name="Table3.H9" office:value-type="string">
              <text:p text:style-name="P43"/>
            </table:table-cell>
            <table:table-cell table:style-name="Table3.I9" office:value-type="string">
              <text:p text:style-name="P43"/>
            </table:table-cell>
            <table:table-cell table:style-name="Table3.J9" office:value-type="string">
              <text:p text:style-name="P43"/>
            </table:table-cell>
          </table:table-row>
          <table:table-row table:style-name="TableLine94484596270544"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3"/>
            </table:table-cell>
            <table:table-cell table:style-name="Table3.F1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D11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1" office:value-type="string">
              <text:p text:style-name="P43"/>
            </table:table-cell>
            <table:table-cell table:style-name="Table3.G11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11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D11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2" office:value-type="string">
              <text:p text:style-name="P43"/>
            </table:table-cell>
            <table:table-cell table:style-name="Table3.G1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12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B13" office:value-type="string">
              <text:p text:style-name="P43"/>
            </table:table-cell>
            <table:table-cell table:style-name="Table3.C15" office:value-type="string">
              <text:p text:style-name="P43"/>
            </table:table-cell>
            <table:table-cell table:style-name="Table3.D13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3" office:value-type="string">
              <text:p text:style-name="P43"/>
            </table:table-cell>
            <table:table-cell table:style-name="Table3.G13" office:value-type="string">
              <text:p text:style-name="P43"/>
            </table:table-cell>
            <table:table-cell table:style-name="Table3.H15" office:value-type="string">
              <text:p text:style-name="P43"/>
            </table:table-cell>
            <table:table-cell table:style-name="Table3.I13" office:value-type="string">
              <text:p text:style-name="P43"/>
            </table:table-cell>
            <table:table-cell table:style-name="Table3.J13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E2" office:value-type="string">
              <text:p text:style-name="P43"/>
            </table:table-cell>
            <table:table-cell table:style-name="Table3.C15" office:value-type="string">
              <text:p text:style-name="P43"/>
            </table:table-cell>
            <table:table-cell table:style-name="Table3.D14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4" office:value-type="string">
              <text:p text:style-name="P43"/>
            </table:table-cell>
            <table:table-cell table:style-name="Table3.G14" office:value-type="string">
              <text:p text:style-name="P43"/>
            </table:table-cell>
            <table:table-cell table:style-name="Table3.H1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14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E2" office:value-type="string">
              <text:p text:style-name="P43"/>
            </table:table-cell>
            <table:table-cell table:style-name="Table3.C15" office:value-type="string">
              <text:p text:style-name="P43"/>
            </table:table-cell>
            <table:table-cell table:style-name="Table3.D15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5" office:value-type="string">
              <text:p text:style-name="P43"/>
            </table:table-cell>
            <table:table-cell table:style-name="Table3.G15" office:value-type="string">
              <text:p text:style-name="P43"/>
            </table:table-cell>
            <table:table-cell table:style-name="Table3.H15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J15" office:value-type="string">
              <text:p text:style-name="P43"/>
            </table:table-cell>
          </table:table-row>
          <table:table-row table:style-name="TableLine94484596270544">
            <table:table-cell table:style-name="Table3.A16" office:value-type="string">
              <text:p text:style-name="P44"/>
            </table:table-cell>
            <table:table-cell table:style-name="Table3.B16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D16" office:value-type="string">
              <text:p text:style-name="P43"/>
            </table:table-cell>
            <table:table-cell table:style-name="Table3.E16" office:value-type="string">
              <text:p text:style-name="P43"/>
            </table:table-cell>
            <table:table-cell table:style-name="Table3.F16" office:value-type="string">
              <text:p text:style-name="P43"/>
            </table:table-cell>
            <table:table-cell table:style-name="Table3.G16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I16" office:value-type="string">
              <text:p text:style-name="P43"/>
            </table:table-cell>
            <table:table-cell table:style-name="Table3.J16" office:value-type="string">
              <text:p text:style-name="P43"/>
            </table:table-cell>
          </table:table-row>
          <table:table-row table:style-name="TableLine94484596270544">
            <table:table-cell table:style-name="Table3.A17" office:value-type="string">
              <text:p text:style-name="P44"/>
            </table:table-cell>
            <table:table-cell table:style-name="Table3.B17" office:value-type="string">
              <text:p text:style-name="P43"/>
            </table:table-cell>
            <table:table-cell table:style-name="Table3.C17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F17" office:value-type="string">
              <text:p text:style-name="P43"/>
            </table:table-cell>
            <table:table-cell table:style-name="Table3.E2" office:value-type="string">
              <text:p text:style-name="P43"/>
            </table:table-cell>
            <table:table-cell table:style-name="Table3.H17" office:value-type="string">
              <text:p text:style-name="P43"/>
            </table:table-cell>
            <table:table-cell table:style-name="Table3.I17" office:value-type="string">
              <text:p text:style-name="P43"/>
            </table:table-cell>
            <table:table-cell table:style-name="Table3.J17" office:value-type="string">
              <text:p text:style-name="P43"/>
            </table:table-cell>
          </table:table-row>
        </table:table>
        <text:p text:style-name="P16"/>
        <table:table table:name="Table4" table:style-name="Table4">
          <table:table-column table:style-name="Table4.A"/>
          <table:table-column table:style-name="Table4.B" table:number-columns-repeated="4"/>
          <table:table-column table:style-name="Table4.F"/>
          <table:table-column table:style-name="Table4.B" table:number-columns-repeated="4"/>
          <table:table-row table:style-name="TableLine94484601190464">
            <table:table-cell table:style-name="Table4.A1" office:value-type="string">
              <text:p text:style-name="P44">7;14</text:p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F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F1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8;1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10;5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8;1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10;5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9;9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8;1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7;14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9" office:value-type="string">
              <text:p text:style-name="P42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  <table:table-cell table:style-name="Table4.A9" office:value-type="string">
              <text:p text:style-name="P43"/>
            </table:table-cell>
          </table:table-row>
          <table:table-row table:style-name="TableLine94484601190464">
            <table:table-cell table:style-name="Table4.A1" office:value-type="string">
              <text:p text:style-name="P44">1;4</text:p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A1" office:value-type="string">
              <text:p text:style-name="P43"/>
            </table:table-cell>
            <table:table-cell table:style-name="Table4.F1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0;8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1;4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0;8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0;8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3;14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1;12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  <table:table-row table:style-name="TableLine94484601190464">
            <table:table-cell table:style-name="Table4.A2" office:value-type="string">
              <text:p text:style-name="P44">1;12</text:p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A2" office:value-type="string">
              <text:p text:style-name="P43"/>
            </table:table-cell>
            <table:table-cell table:style-name="Table4.F2" office:value-type="string">
              <text:p text:style-name="P43"/>
            </table:table-cell>
          </table:table-row>
        </table:table>
        <text:p text:style-name="P16"/>
        <table:table table:name="Table5" table:style-name="Table5">
          <table:table-column table:style-name="Table5.A"/>
          <table:table-column table:style-name="Table5.B" table:number-columns-repeated="4"/>
          <table:table-column table:style-name="Table5.F"/>
          <table:table-column table:style-name="Table5.B" table:number-columns-repeated="4"/>
          <table:table-row table:style-name="TableLine94484602502672">
            <table:table-cell table:style-name="Table5.A1" office:value-type="string">
              <text:p text:style-name="P42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F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F1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F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2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F3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3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F4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4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F5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J5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D6" office:value-type="string">
              <text:p text:style-name="P43"/>
            </table:table-cell>
            <table:table-cell table:style-name="Table5.D6" office:value-type="string">
              <text:p text:style-name="P43"/>
            </table:table-cell>
            <table:table-cell table:style-name="Table5.F6" office:value-type="string">
              <text:p text:style-name="P43"/>
            </table:table-cell>
            <table:table-cell table:style-name="Table5.D6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6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F7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7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F8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E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8" office:value-type="string">
              <text:p text:style-name="P43"/>
            </table:table-cell>
          </table:table-row>
          <table:table-row table:style-name="TableLine94484602502672">
            <table:table-cell table:style-name="Table5.A9" office:value-type="string">
              <text:p text:style-name="P42"/>
            </table:table-cell>
            <table:table-cell table:style-name="Table5.B9" office:value-type="string">
              <text:p text:style-name="P43"/>
            </table:table-cell>
            <table:table-cell table:style-name="Table5.C9" office:value-type="string">
              <text:p text:style-name="P43"/>
            </table:table-cell>
            <table:table-cell table:style-name="Table5.D9" office:value-type="string">
              <text:p text:style-name="P43"/>
            </table:table-cell>
            <table:table-cell table:style-name="Table5.E9" office:value-type="string">
              <text:p text:style-name="P43"/>
            </table:table-cell>
            <table:table-cell table:style-name="Table5.F9" office:value-type="string">
              <text:p text:style-name="P43"/>
            </table:table-cell>
            <table:table-cell table:style-name="Table5.G9" office:value-type="string">
              <text:p text:style-name="P43"/>
            </table:table-cell>
            <table:table-cell table:style-name="Table5.H9" office:value-type="string">
              <text:p text:style-name="P43"/>
            </table:table-cell>
            <table:table-cell table:style-name="Table5.I9" office:value-type="string">
              <text:p text:style-name="P43"/>
            </table:table-cell>
            <table:table-cell table:style-name="Table5.J9" office:value-type="string">
              <text:p text:style-name="P43"/>
            </table:table-cell>
          </table:table-row>
          <table:table-row table:style-name="TableLine94484602502672">
            <table:table-cell table:style-name="Table5.A1" office:value-type="string">
              <text:p text:style-name="P42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A1" office:value-type="string">
              <text:p text:style-name="P43"/>
            </table:table-cell>
            <table:table-cell table:style-name="Table5.F1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1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2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3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4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5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6" office:value-type="string">
              <text:p text:style-name="P43"/>
            </table:table-cell>
          </table:table-row>
          <table:table-row table:style-name="TableLine94484602502672"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A2" office:value-type="string">
              <text:p text:style-name="P43"/>
            </table:table-cell>
            <table:table-cell table:style-name="Table5.J17" office:value-type="string">
              <text:p text:style-name="P43"/>
            </table:table-cell>
          </table:table-row>
        </table:table>
        <text:p text:style-name="P16"/>
      </text:section>
      <text:p text:style-name="P12"><text:soft-page-break/>Registry počítače</text:p>
      <text:p text:style-name="P17">Registry počítače slouží k uložení čísel a hlavním parametrem je jejich bitová šířka, tj. kolik číslic hodnot 0 či 1 mohou uložit. Typické šířky jsou:</text:p>
      <text:list xml:id="list679851453" text:style-name="L4">
        <text:list-item>
          <text:p text:style-name="P18">4bit – používalo se u prvních čipů pro kalkulačky, umí pracovat s čísly 0 – 15</text:p>
        </text:list-item>
        <text:list-item>
          <text:p text:style-name="P18">8bit – první herní konzole a první PCčka (XT); pracují s čísly 0 - 255</text:p>
        </text:list-item>
        <text:list-item>
          <text:p text:style-name="P18">16bit – PC/AT, zpravidla DOS či win 3.11; pracují s čísly 0 – 65535</text:p>
        </text:list-item>
        <text:list-item>
          <text:p text:style-name="P18">32bit – éra windows 95 – win XP; pracují s čísli 0 – 4294967295</text:p>
        </text:list-item>
        <text:list-item>
          <text:p text:style-name="P18">64bit – moderní PC; pracují s čísli 0 – 18446744073709551615</text:p>
        </text:list-item>
        <text:list-item>
          <text:p text:style-name="P18">128/256bit – <text:span text:style-name="T7">některé </text:span>DSP čipy</text:p>
        </text:list-item>
      </text:list>
      <text:p text:style-name="P17"/>
      <text:p text:style-name="P19">Reprezentace hodnot</text:p>
      <text:p text:style-name="P22">Uložená čísla mohou reprezentovat různé věci a je na nás, abychom se k nim správně chovali. Zkusme například vzít počítadlo, standardně má 10 kuliček na řádku. Jedna plná řádka je tudíž 10, 2 řádky jsou 20, 3 řádky 30.</text:p>
      <text:p text:style-name="P22"/>
      <text:p text:style-name="P22">My si ale můžeme představit, že jednotlivé řádky jsou „řády“ v naší desítkové soustavě. Jednu kuličku si budeme muset vyndat (či nepoužívat), neboť v desítkové soustavě mohou být pouze hodnoty 0 – 9. Jedna plná řádka pak bude 9, 2 plné řádky 99 a 3 plné řádky 999.</text:p>
      <text:p text:style-name="P22"/>
      <text:p text:style-name="P20">Sčítání</text:p>
      <text:p text:style-name="P22">Sčítání na klasickém počítadle funguje tak, že postupně přidáváme požadovaný počet kuliček.</text:p>
      <text:p text:style-name="P22"/>
      <text:p text:style-name="P22">Při sčítání na desítkovém počítadle musíme postupovat po cifrách, čili jednotky sečteme s jednotkami, desítky s desítkami a podobně. Při „přetečení“ (dojdou nám kuličky u jedné cifry) vynulujeme aktuální cifru a zvýšíme cifru vyššího řádu (podobně jako u sčítání pod sebou).</text:p>
      <text:p text:style-name="P22"/>
      <text:p text:style-name="P20">Záporná čísla</text:p>
      <text:p text:style-name="P23">Pokud potřebujeme počítat se zápornými čísly (menšími než 0), musíme se domluvit, jak je reprezentovat. Jedna z možností je využít nejvyššího řádu k identifikaci záporného čísla:</text:p>
      <text:p text:style-name="P23"/>
      <text:p text:style-name="P23">2 == 0010</text:p>
      <text:p text:style-name="P23">-2 == 1010</text:p>
      <text:p text:style-name="P23"/>
      <text:p text:style-name="P23">Nevýhodou je, že máme dvě nuly (0000 a 1111) a počítání nefunguje úplně jednoduše (0010 + 1010 =&gt; 1100). Proto se spíš používá druhý doplněk, kdy znegujeme (prohodíme 0 za 1 a naopak) hodnotu a přičteme 1:</text:p>
      <text:p text:style-name="P23"/>
      <text:p text:style-name="P23">2 == 0010</text:p>
      <text:p text:style-name="P23">-2 == -0010 →1101 + 1→1110</text:p>
      <text:p text:style-name="P23"/>
      <text:p text:style-name="P23">Nyní máme pouze jednu nulu (0000) a aritmetika funguje (0010 + 1101 =&gt; 0000).</text:p>
      <text:p text:style-name="P23"/>
      <text:p text:style-name="P24">Všimněte si, že použitím nejvyššího řádu jako znaménka omezíme rozsah našeho 4 bitového čísla z 0 - 15 na -8 – 7.</text:p>
      <text:p text:style-name="P21"/>
      <text:p text:style-name="P38">Čísla s plovoucí desetinou čárkou</text:p>
      <text:p text:style-name="P24">Pro počítání s opravdu velikými čísly buď potřebujeme širší registry, nebo můžeme využít méně přesná čísla, která následně vynásobíme určitou hodnotou. Takovým číslům se říká čísla s plovoucí desetinou čárkou. Matematika s nimi je o mnoho složitější, pomalejší, ale umožní nám kombinovat různě velká čísla. Podobně jako u záporných čísel i zde je na nás, abychom si rozmysleli, jak rozdělíme naše číslo. Pokud například máme 8bitové číslo, můžeme si říci, že první 4 číslice využijeme pro „exponent“ a druhé 4 číslice pro vlastní hodnotu.:</text:p>
      <text:p text:style-name="P24"/>
      <text:p text:style-name="P24"><text:span text:style-name="T8">0000 </text:span><text:span text:style-name="T11">0000</text:span><text:span text:style-name="T8"> </text:span><text:span text:style-name="T13">→</text:span><text:span text:style-name="T8"> </text:span><text:span text:style-name="T11">0</text:span><text:span text:style-name="T13"> * 10</text:span><text:span text:style-name="T9">0</text:span><text:span text:style-name="T14"> == 0</text:span></text:p>
      <text:p text:style-name="P24"><text:span text:style-name="T8">0000</text:span> <text:span text:style-name="T11">0010</text:span> → <text:span text:style-name="T11">2</text:span> * 10<text:span text:style-name="T9">0</text:span><text:span text:style-name="T4"> == 2</text:span></text:p>
      <text:p text:style-name="P24"><text:span text:style-name="T10">0010</text:span><text:span text:style-name="T4"> </text:span><text:span text:style-name="T12">0010</text:span><text:span text:style-name="T4"> → </text:span><text:span text:style-name="T12">2</text:span><text:span text:style-name="T4"> * 10</text:span><text:span text:style-name="T9">2</text:span><text:span text:style-name="T4"> == 200</text:span></text:p>
      <text:p text:style-name="P24"><text:span text:style-name="T10">0010</text:span><text:span text:style-name="T4"> </text:span><text:span text:style-name="T12">0000</text:span><text:span text:style-name="T4"> → </text:span><text:span text:style-name="T12">2</text:span><text:span text:style-name="T4"> * 10</text:span><text:span text:style-name="T9">0</text:span><text:span text:style-name="T4"> == 0</text:span></text:p>
      <text:p text:style-name="P24"/>
      <text:p text:style-name="P25">Oproti obyčejným 8 bitovým číslům omezíme rozsah z 0 – 255 na <text:span text:style-name="T15">0 – 15, ale můžeme si číslo „posunout“ o 0 – 15 řádů, čili můžeme mít čísla 0 – 15000000000000000, ale vždy jen složené z jednoho čísla 0 – 15 doplněným o určitý počet nul. Pokud tedy budeme vždy přičítat jedničku, vyjde nám řada: 1, 2, 3, 4, 5, 6, 7, 8, 9, 10, 11, 15, 13, 14, 15, 20, 30, 40, 50, 60, 70, 80, 90, 100, 110, 120, 130, 140, 150, 200, 300, 400, …</text:span></text:p>
      <text:p text:style-name="P25"/>
      <text:p text:style-name="P26">Opět bychom mohli využít dvojkový doplněk a uvažovat záporná čísla (-8 – 7), případně pro reprezentaci malých hodnot i záporný exponent a vyjádřit čísla -0,00000008 – 70000000. Zde by došlo k ještě většímu zaokrouhlení hodnot, neboť přičítáním jedničky dostaneme řadu 1, 2, 3, 4, 5, 6, 7, 10, 20, 30, 40, 50, 60, 70, 100, 110, 120, 130, 140, …</text:p>
      <text:p text:style-name="P22"/>
      <text:p text:style-name="P28">Čísla s plovoucí desetinou čárkou se využívají zpravidla v 16 a více bitových počítačích, kde již udávaná přesnost stačí <text:span text:style-name="T17">a nedochází k tak markantním skokům.</text:span></text:p>
      <text:p text:style-name="P39">Písmena</text:p>
      <text:p text:style-name="P22">Registry mohou obsahovat nejen čísla, ale i písmena. <text:span text:style-name="T15">Nejrozšířenějším formátem je kódování ASCII, které se rozšířilo na 8 bitových počítačích. Písmena A-Z jsou definovány jako čísla 65 – 90 bez diakritiky. </text:span><text:span text:style-name="T28">Celou tabulku </text:span><text:span text:style-name="T15">si </text:span><text:span text:style-name="T28">můžeme </text:span><text:span text:style-name="T15">prohlédnout níže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</table:table-row>
        <table:table-row table:style-name="Table6.2"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29">NUL</text:p>
          </table:table-cell>
          <table:table-cell table:style-name="Table6.A1" office:value-type="string">
            <text:p text:style-name="P29">NULL character </text:p>
          </table:table-cell>
          <table:table-cell table:style-name="Table6.A1" office:value-type="string">
            <text:p text:style-name="P30">32</text:p>
          </table:table-cell>
          <table:table-cell table:style-name="Table6.A1" office:value-type="string">
            <text:p text:style-name="P29"><text:s/>SP</text:p>
          </table:table-cell>
          <table:table-cell table:style-name="Table6.A1" office:value-type="string">
            <text:p text:style-name="P30">64</text:p>
          </table:table-cell>
          <table:table-cell table:style-name="Table6.A1" office:value-type="string">
            <text:p text:style-name="P29">@ </text:p>
          </table:table-cell>
          <table:table-cell table:style-name="Table6.A1" office:value-type="string">
            <text:p text:style-name="P30">96</text:p>
          </table:table-cell>
          <table:table-cell table:style-name="Table6.A1" office:value-type="string">
            <text:p text:style-name="P29">` </text:p>
          </table:table-cell>
        </table:table-row>
        <table:table-row table:style-name="Table6.1"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29">SOH</text:p>
          </table:table-cell>
          <table:table-cell table:style-name="Table6.A1" office:value-type="string">
            <text:p text:style-name="P29">Start of Header </text:p>
          </table:table-cell>
          <table:table-cell table:style-name="Table6.A1" office:value-type="string">
            <text:p text:style-name="P30">33</text:p>
          </table:table-cell>
          <table:table-cell table:style-name="Table6.A1" office:value-type="string">
            <text:p text:style-name="P29">! </text:p>
          </table:table-cell>
          <table:table-cell table:style-name="Table6.A1" office:value-type="string">
            <text:p text:style-name="P30">65</text:p>
          </table:table-cell>
          <table:table-cell table:style-name="Table6.A1" office:value-type="string">
            <text:p text:style-name="P29">A </text:p>
          </table:table-cell>
          <table:table-cell table:style-name="Table6.A1" office:value-type="string">
            <text:p text:style-name="P30">97</text:p>
          </table:table-cell>
          <table:table-cell table:style-name="Table6.A1" office:value-type="string">
            <text:p text:style-name="P29">a </text:p>
          </table:table-cell>
        </table:table-row>
        <table:table-row table:style-name="Table6.1">
          <table:table-cell table:style-name="Table6.A1" office:value-type="string">
            <text:p text:style-name="P30">2</text:p>
          </table:table-cell>
          <table:table-cell table:style-name="Table6.A1" office:value-type="string">
            <text:p text:style-name="P29">STX</text:p>
          </table:table-cell>
          <table:table-cell table:style-name="Table6.A1" office:value-type="string">
            <text:p text:style-name="P29">Start of Text </text:p>
          </table:table-cell>
          <table:table-cell table:style-name="Table6.A1" office:value-type="string">
            <text:p text:style-name="P30">34</text:p>
          </table:table-cell>
          <table:table-cell table:style-name="Table6.A1" office:value-type="string">
            <text:p text:style-name="P29">" </text:p>
          </table:table-cell>
          <table:table-cell table:style-name="Table6.A1" office:value-type="string">
            <text:p text:style-name="P30">66</text:p>
          </table:table-cell>
          <table:table-cell table:style-name="Table6.A1" office:value-type="string">
            <text:p text:style-name="P29">B </text:p>
          </table:table-cell>
          <table:table-cell table:style-name="Table6.A1" office:value-type="string">
            <text:p text:style-name="P30">98</text:p>
          </table:table-cell>
          <table:table-cell table:style-name="Table6.A1" office:value-type="string">
            <text:p text:style-name="P29">b </text:p>
          </table:table-cell>
        </table:table-row>
        <table:table-row table:style-name="Table6.1">
          <table:table-cell table:style-name="Table6.A1" office:value-type="string">
            <text:p text:style-name="P30">3</text:p>
          </table:table-cell>
          <table:table-cell table:style-name="Table6.A1" office:value-type="string">
            <text:p text:style-name="P29">ETX</text:p>
          </table:table-cell>
          <table:table-cell table:style-name="Table6.A1" office:value-type="string">
            <text:p text:style-name="P29">End of Text </text:p>
          </table:table-cell>
          <table:table-cell table:style-name="Table6.A1" office:value-type="string">
            <text:p text:style-name="P30">35</text:p>
          </table:table-cell>
          <table:table-cell table:style-name="Table6.A1" office:value-type="string">
            <text:p text:style-name="P29"># </text:p>
          </table:table-cell>
          <table:table-cell table:style-name="Table6.A1" office:value-type="string">
            <text:p text:style-name="P30">67</text:p>
          </table:table-cell>
          <table:table-cell table:style-name="Table6.A1" office:value-type="string">
            <text:p text:style-name="P29">C </text:p>
          </table:table-cell>
          <table:table-cell table:style-name="Table6.A1" office:value-type="string">
            <text:p text:style-name="P30">99</text:p>
          </table:table-cell>
          <table:table-cell table:style-name="Table6.A1" office:value-type="string">
            <text:p text:style-name="P29">c </text:p>
          </table:table-cell>
        </table:table-row>
        <table:table-row table:style-name="Table6.1">
          <table:table-cell table:style-name="Table6.A1" office:value-type="string">
            <text:p text:style-name="P30">4</text:p>
          </table:table-cell>
          <table:table-cell table:style-name="Table6.A1" office:value-type="string">
            <text:p text:style-name="P29">EOT</text:p>
          </table:table-cell>
          <table:table-cell table:style-name="Table6.A1" office:value-type="string">
            <text:p text:style-name="P29">End of Transmission </text:p>
          </table:table-cell>
          <table:table-cell table:style-name="Table6.A1" office:value-type="string">
            <text:p text:style-name="P30">36</text:p>
          </table:table-cell>
          <table:table-cell table:style-name="Table6.A1" office:value-type="string">
            <text:p text:style-name="P29">$ </text:p>
          </table:table-cell>
          <table:table-cell table:style-name="Table6.A1" office:value-type="string">
            <text:p text:style-name="P30">68</text:p>
          </table:table-cell>
          <table:table-cell table:style-name="Table6.A1" office:value-type="string">
            <text:p text:style-name="P29">D </text:p>
          </table:table-cell>
          <table:table-cell table:style-name="Table6.A1" office:value-type="string">
            <text:p text:style-name="P30">100</text:p>
          </table:table-cell>
          <table:table-cell table:style-name="Table6.A1" office:value-type="string">
            <text:p text:style-name="P29">d </text:p>
          </table:table-cell>
        </table:table-row>
        <table:table-row table:style-name="Table6.1">
          <table:table-cell table:style-name="Table6.A1" office:value-type="string">
            <text:p text:style-name="P30">5</text:p>
          </table:table-cell>
          <table:table-cell table:style-name="Table6.A1" office:value-type="string">
            <text:p text:style-name="P29">ENQ</text:p>
          </table:table-cell>
          <table:table-cell table:style-name="Table6.A1" office:value-type="string">
            <text:p text:style-name="P29">Enquiry </text:p>
          </table:table-cell>
          <table:table-cell table:style-name="Table6.A1" office:value-type="string">
            <text:p text:style-name="P30">37</text:p>
          </table:table-cell>
          <table:table-cell table:style-name="Table6.A1" office:value-type="string">
            <text:p text:style-name="P29">% </text:p>
          </table:table-cell>
          <table:table-cell table:style-name="Table6.A1" office:value-type="string">
            <text:p text:style-name="P30">69</text:p>
          </table:table-cell>
          <table:table-cell table:style-name="Table6.A1" office:value-type="string">
            <text:p text:style-name="P29">E </text:p>
          </table:table-cell>
          <table:table-cell table:style-name="Table6.A1" office:value-type="string">
            <text:p text:style-name="P30">101</text:p>
          </table:table-cell>
          <table:table-cell table:style-name="Table6.A1" office:value-type="string">
            <text:p text:style-name="P29">e </text:p>
          </table:table-cell>
        </table:table-row>
        <table:table-row table:style-name="Table6.1">
          <table:table-cell table:style-name="Table6.A1" office:value-type="string">
            <text:p text:style-name="P30">6</text:p>
          </table:table-cell>
          <table:table-cell table:style-name="Table6.A1" office:value-type="string">
            <text:p text:style-name="P29">ACK</text:p>
          </table:table-cell>
          <table:table-cell table:style-name="Table6.A1" office:value-type="string">
            <text:p text:style-name="P29">Acknowledge </text:p>
          </table:table-cell>
          <table:table-cell table:style-name="Table6.A1" office:value-type="string">
            <text:p text:style-name="P30">38</text:p>
          </table:table-cell>
          <table:table-cell table:style-name="Table6.A1" office:value-type="string">
            <text:p text:style-name="P29">&amp; </text:p>
          </table:table-cell>
          <table:table-cell table:style-name="Table6.A1" office:value-type="string">
            <text:p text:style-name="P30">70</text:p>
          </table:table-cell>
          <table:table-cell table:style-name="Table6.A1" office:value-type="string">
            <text:p text:style-name="P29">F </text:p>
          </table:table-cell>
          <table:table-cell table:style-name="Table6.A1" office:value-type="string">
            <text:p text:style-name="P30">102</text:p>
          </table:table-cell>
          <table:table-cell table:style-name="Table6.A1" office:value-type="string">
            <text:p text:style-name="P29">f </text:p>
          </table:table-cell>
        </table:table-row>
        <table:table-row table:style-name="Table6.1">
          <table:table-cell table:style-name="Table6.A1" office:value-type="string">
            <text:p text:style-name="P30">7</text:p>
          </table:table-cell>
          <table:table-cell table:style-name="Table6.A1" office:value-type="string">
            <text:p text:style-name="P29">BEL</text:p>
          </table:table-cell>
          <table:table-cell table:style-name="Table6.A1" office:value-type="string">
            <text:p text:style-name="P29">Bell </text:p>
          </table:table-cell>
          <table:table-cell table:style-name="Table6.A1" office:value-type="string">
            <text:p text:style-name="P30">39</text:p>
          </table:table-cell>
          <table:table-cell table:style-name="Table6.A1" office:value-type="string">
            <text:p text:style-name="P29">' </text:p>
          </table:table-cell>
          <table:table-cell table:style-name="Table6.A1" office:value-type="string">
            <text:p text:style-name="P30">71</text:p>
          </table:table-cell>
          <table:table-cell table:style-name="Table6.A1" office:value-type="string">
            <text:p text:style-name="P29">G </text:p>
          </table:table-cell>
          <table:table-cell table:style-name="Table6.A1" office:value-type="string">
            <text:p text:style-name="P30">103</text:p>
          </table:table-cell>
          <table:table-cell table:style-name="Table6.A1" office:value-type="string">
            <text:p text:style-name="P29">g </text:p>
          </table:table-cell>
        </table:table-row>
        <table:table-row table:style-name="Table6.1">
          <table:table-cell table:style-name="Table6.A1" office:value-type="string">
            <text:p text:style-name="P30">8</text:p>
          </table:table-cell>
          <table:table-cell table:style-name="Table6.A1" office:value-type="string">
            <text:p text:style-name="P29">BS</text:p>
          </table:table-cell>
          <table:table-cell table:style-name="Table6.A1" office:value-type="string">
            <text:p text:style-name="P29">Backspace </text:p>
          </table:table-cell>
          <table:table-cell table:style-name="Table6.A1" office:value-type="string">
            <text:p text:style-name="P30">40</text:p>
          </table:table-cell>
          <table:table-cell table:style-name="Table6.A1" office:value-type="string">
            <text:p text:style-name="P29">( </text:p>
          </table:table-cell>
          <table:table-cell table:style-name="Table6.A1" office:value-type="string">
            <text:p text:style-name="P30">72</text:p>
          </table:table-cell>
          <table:table-cell table:style-name="Table6.A1" office:value-type="string">
            <text:p text:style-name="P29">H </text:p>
          </table:table-cell>
          <table:table-cell table:style-name="Table6.A1" office:value-type="string">
            <text:p text:style-name="P30">104</text:p>
          </table:table-cell>
          <table:table-cell table:style-name="Table6.A1" office:value-type="string">
            <text:p text:style-name="P29">h </text:p>
          </table:table-cell>
        </table:table-row>
        <table:table-row table:style-name="Table6.1">
          <table:table-cell table:style-name="Table6.A1" office:value-type="string">
            <text:p text:style-name="P30">9</text:p>
          </table:table-cell>
          <table:table-cell table:style-name="Table6.A1" office:value-type="string">
            <text:p text:style-name="P29">HT</text:p>
          </table:table-cell>
          <table:table-cell table:style-name="Table6.A1" office:value-type="string">
            <text:p text:style-name="P29">Horizontal Tab </text:p>
          </table:table-cell>
          <table:table-cell table:style-name="Table6.A1" office:value-type="string">
            <text:p text:style-name="P30">41</text:p>
          </table:table-cell>
          <table:table-cell table:style-name="Table6.A1" office:value-type="string">
            <text:p text:style-name="P29">) </text:p>
          </table:table-cell>
          <table:table-cell table:style-name="Table6.A1" office:value-type="string">
            <text:p text:style-name="P30">73</text:p>
          </table:table-cell>
          <table:table-cell table:style-name="Table6.A1" office:value-type="string">
            <text:p text:style-name="P29">I </text:p>
          </table:table-cell>
          <table:table-cell table:style-name="Table6.A1" office:value-type="string">
            <text:p text:style-name="P30">105</text:p>
          </table:table-cell>
          <table:table-cell table:style-name="Table6.A1" office:value-type="string">
            <text:p text:style-name="P29">i </text:p>
          </table:table-cell>
        </table:table-row>
        <table:table-row table:style-name="Table6.1">
          <table:table-cell table:style-name="Table6.A1" office:value-type="string">
            <text:p text:style-name="P30">10</text:p>
          </table:table-cell>
          <table:table-cell table:style-name="Table6.A1" office:value-type="string">
            <text:p text:style-name="P29">LF</text:p>
          </table:table-cell>
          <table:table-cell table:style-name="Table6.A1" office:value-type="string">
            <text:p text:style-name="P29">Line feed </text:p>
          </table:table-cell>
          <table:table-cell table:style-name="Table6.A1" office:value-type="string">
            <text:p text:style-name="P30">42</text:p>
          </table:table-cell>
          <table:table-cell table:style-name="Table6.A1" office:value-type="string">
            <text:p text:style-name="P29">* </text:p>
          </table:table-cell>
          <table:table-cell table:style-name="Table6.A1" office:value-type="string">
            <text:p text:style-name="P30">74</text:p>
          </table:table-cell>
          <table:table-cell table:style-name="Table6.A1" office:value-type="string">
            <text:p text:style-name="P29">J </text:p>
          </table:table-cell>
          <table:table-cell table:style-name="Table6.A1" office:value-type="string">
            <text:p text:style-name="P30">106</text:p>
          </table:table-cell>
          <table:table-cell table:style-name="Table6.A1" office:value-type="string">
            <text:p text:style-name="P29">j </text:p>
          </table:table-cell>
        </table:table-row>
        <table:table-row table:style-name="Table6.1">
          <table:table-cell table:style-name="Table6.A1" office:value-type="string">
            <text:p text:style-name="P30">11</text:p>
          </table:table-cell>
          <table:table-cell table:style-name="Table6.A1" office:value-type="string">
            <text:p text:style-name="P29">VT</text:p>
          </table:table-cell>
          <table:table-cell table:style-name="Table6.A1" office:value-type="string">
            <text:p text:style-name="P29">Vertical Tab </text:p>
          </table:table-cell>
          <table:table-cell table:style-name="Table6.A1" office:value-type="string">
            <text:p text:style-name="P30">43</text:p>
          </table:table-cell>
          <table:table-cell table:style-name="Table6.A1" office:value-type="string">
            <text:p text:style-name="P29">+ </text:p>
          </table:table-cell>
          <table:table-cell table:style-name="Table6.A1" office:value-type="string">
            <text:p text:style-name="P30">75</text:p>
          </table:table-cell>
          <table:table-cell table:style-name="Table6.A1" office:value-type="string">
            <text:p text:style-name="P29">K </text:p>
          </table:table-cell>
          <table:table-cell table:style-name="Table6.A1" office:value-type="string">
            <text:p text:style-name="P30">107</text:p>
          </table:table-cell>
          <table:table-cell table:style-name="Table6.A1" office:value-type="string">
            <text:p text:style-name="P29">k </text:p>
          </table:table-cell>
        </table:table-row>
        <table:table-row table:style-name="Table6.1">
          <table:table-cell table:style-name="Table6.A1" office:value-type="string">
            <text:p text:style-name="P30">12</text:p>
          </table:table-cell>
          <table:table-cell table:style-name="Table6.A1" office:value-type="string">
            <text:p text:style-name="P29">FF</text:p>
          </table:table-cell>
          <table:table-cell table:style-name="Table6.A1" office:value-type="string">
            <text:p text:style-name="P29">Form Feed </text:p>
          </table:table-cell>
          <table:table-cell table:style-name="Table6.A1" office:value-type="string">
            <text:p text:style-name="P30">44</text:p>
          </table:table-cell>
          <table:table-cell table:style-name="Table6.A1" office:value-type="string">
            <text:p text:style-name="P29">, </text:p>
          </table:table-cell>
          <table:table-cell table:style-name="Table6.A1" office:value-type="string">
            <text:p text:style-name="P30">76</text:p>
          </table:table-cell>
          <table:table-cell table:style-name="Table6.A1" office:value-type="string">
            <text:p text:style-name="P29">L </text:p>
          </table:table-cell>
          <table:table-cell table:style-name="Table6.A1" office:value-type="string">
            <text:p text:style-name="P30">108</text:p>
          </table:table-cell>
          <table:table-cell table:style-name="Table6.A1" office:value-type="string">
            <text:p text:style-name="P29">l </text:p>
          </table:table-cell>
        </table:table-row>
        <table:table-row table:style-name="Table6.1">
          <table:table-cell table:style-name="Table6.A1" office:value-type="string">
            <text:p text:style-name="P30">13</text:p>
          </table:table-cell>
          <table:table-cell table:style-name="Table6.A1" office:value-type="string">
            <text:p text:style-name="P29">CR</text:p>
          </table:table-cell>
          <table:table-cell table:style-name="Table6.A1" office:value-type="string">
            <text:p text:style-name="P29">Carriage return </text:p>
          </table:table-cell>
          <table:table-cell table:style-name="Table6.A1" office:value-type="string">
            <text:p text:style-name="P30">45</text:p>
          </table:table-cell>
          <table:table-cell table:style-name="Table6.A1" office:value-type="string">
            <text:p text:style-name="P29">- </text:p>
          </table:table-cell>
          <table:table-cell table:style-name="Table6.A1" office:value-type="string">
            <text:p text:style-name="P30">77</text:p>
          </table:table-cell>
          <table:table-cell table:style-name="Table6.A1" office:value-type="string">
            <text:p text:style-name="P29">M </text:p>
          </table:table-cell>
          <table:table-cell table:style-name="Table6.A1" office:value-type="string">
            <text:p text:style-name="P30">109</text:p>
          </table:table-cell>
          <table:table-cell table:style-name="Table6.A1" office:value-type="string">
            <text:p text:style-name="P29">m </text:p>
          </table:table-cell>
        </table:table-row>
        <table:table-row table:style-name="Table6.1">
          <table:table-cell table:style-name="Table6.A1" office:value-type="string">
            <text:p text:style-name="P30">14</text:p>
          </table:table-cell>
          <table:table-cell table:style-name="Table6.A1" office:value-type="string">
            <text:p text:style-name="P29">SO</text:p>
          </table:table-cell>
          <table:table-cell table:style-name="Table6.A1" office:value-type="string">
            <text:p text:style-name="P29">Shift Out </text:p>
          </table:table-cell>
          <table:table-cell table:style-name="Table6.A1" office:value-type="string">
            <text:p text:style-name="P30">46</text:p>
          </table:table-cell>
          <table:table-cell table:style-name="Table6.A1" office:value-type="string">
            <text:p text:style-name="P29">. </text:p>
          </table:table-cell>
          <table:table-cell table:style-name="Table6.A1" office:value-type="string">
            <text:p text:style-name="P30">78</text:p>
          </table:table-cell>
          <table:table-cell table:style-name="Table6.A1" office:value-type="string">
            <text:p text:style-name="P29">N </text:p>
          </table:table-cell>
          <table:table-cell table:style-name="Table6.A1" office:value-type="string">
            <text:p text:style-name="P30">110</text:p>
          </table:table-cell>
          <table:table-cell table:style-name="Table6.A1" office:value-type="string">
            <text:p text:style-name="P29">n </text:p>
          </table:table-cell>
        </table:table-row>
        <table:table-row table:style-name="Table6.1">
          <table:table-cell table:style-name="Table6.A1" office:value-type="string">
            <text:p text:style-name="P30">15</text:p>
          </table:table-cell>
          <table:table-cell table:style-name="Table6.A1" office:value-type="string">
            <text:p text:style-name="P29">SI</text:p>
          </table:table-cell>
          <table:table-cell table:style-name="Table6.A1" office:value-type="string">
            <text:p text:style-name="P29">Shift In </text:p>
          </table:table-cell>
          <table:table-cell table:style-name="Table6.A1" office:value-type="string">
            <text:p text:style-name="P30">47</text:p>
          </table:table-cell>
          <table:table-cell table:style-name="Table6.A1" office:value-type="string">
            <text:p text:style-name="P29">/ </text:p>
          </table:table-cell>
          <table:table-cell table:style-name="Table6.A1" office:value-type="string">
            <text:p text:style-name="P30">79</text:p>
          </table:table-cell>
          <table:table-cell table:style-name="Table6.A1" office:value-type="string">
            <text:p text:style-name="P29">O </text:p>
          </table:table-cell>
          <table:table-cell table:style-name="Table6.A1" office:value-type="string">
            <text:p text:style-name="P30">111</text:p>
          </table:table-cell>
          <table:table-cell table:style-name="Table6.A1" office:value-type="string">
            <text:p text:style-name="P29">o </text:p>
          </table:table-cell>
        </table:table-row>
        <table:table-row table:style-name="Table6.1">
          <table:table-cell table:style-name="Table6.A1" office:value-type="string">
            <text:p text:style-name="P30">16</text:p>
          </table:table-cell>
          <table:table-cell table:style-name="Table6.A1" office:value-type="string">
            <text:p text:style-name="P29">DLE</text:p>
          </table:table-cell>
          <table:table-cell table:style-name="Table6.A1" office:value-type="string">
            <text:p text:style-name="P29">Data Link Escape </text:p>
          </table:table-cell>
          <table:table-cell table:style-name="Table6.A1" office:value-type="string">
            <text:p text:style-name="P30">48</text:p>
          </table:table-cell>
          <table:table-cell table:style-name="Table6.A1" office:value-type="string">
            <text:p text:style-name="P29">0 </text:p>
          </table:table-cell>
          <table:table-cell table:style-name="Table6.A1" office:value-type="string">
            <text:p text:style-name="P30">80</text:p>
          </table:table-cell>
          <table:table-cell table:style-name="Table6.A1" office:value-type="string">
            <text:p text:style-name="P29">P </text:p>
          </table:table-cell>
          <table:table-cell table:style-name="Table6.A1" office:value-type="string">
            <text:p text:style-name="P30">112</text:p>
          </table:table-cell>
          <table:table-cell table:style-name="Table6.A1" office:value-type="string">
            <text:p text:style-name="P29">p </text:p>
          </table:table-cell>
        </table:table-row>
        <table:table-row table:style-name="Table6.1">
          <table:table-cell table:style-name="Table6.A1" office:value-type="string">
            <text:p text:style-name="P30">17</text:p>
          </table:table-cell>
          <table:table-cell table:style-name="Table6.A1" office:value-type="string">
            <text:p text:style-name="P29">DC1</text:p>
          </table:table-cell>
          <table:table-cell table:style-name="Table6.A1" office:value-type="string">
            <text:p text:style-name="P29">Device Control (XOn) </text:p>
          </table:table-cell>
          <table:table-cell table:style-name="Table6.A1" office:value-type="string">
            <text:p text:style-name="P30">49</text:p>
          </table:table-cell>
          <table:table-cell table:style-name="Table6.A1" office:value-type="string">
            <text:p text:style-name="P29">1 </text:p>
          </table:table-cell>
          <table:table-cell table:style-name="Table6.A1" office:value-type="string">
            <text:p text:style-name="P30">81</text:p>
          </table:table-cell>
          <table:table-cell table:style-name="Table6.A1" office:value-type="string">
            <text:p text:style-name="P29">Q </text:p>
          </table:table-cell>
          <table:table-cell table:style-name="Table6.A1" office:value-type="string">
            <text:p text:style-name="P30">113</text:p>
          </table:table-cell>
          <table:table-cell table:style-name="Table6.A1" office:value-type="string">
            <text:p text:style-name="P29">q </text:p>
          </table:table-cell>
        </table:table-row>
        <table:table-row table:style-name="Table6.1">
          <table:table-cell table:style-name="Table6.A1" office:value-type="string">
            <text:p text:style-name="P30">18</text:p>
          </table:table-cell>
          <table:table-cell table:style-name="Table6.A1" office:value-type="string">
            <text:p text:style-name="P29">DC2</text:p>
          </table:table-cell>
          <table:table-cell table:style-name="Table6.A1" office:value-type="string">
            <text:p text:style-name="P29">Device Control </text:p>
          </table:table-cell>
          <table:table-cell table:style-name="Table6.A1" office:value-type="string">
            <text:p text:style-name="P30">50</text:p>
          </table:table-cell>
          <table:table-cell table:style-name="Table6.A1" office:value-type="string">
            <text:p text:style-name="P29">2 </text:p>
          </table:table-cell>
          <table:table-cell table:style-name="Table6.A1" office:value-type="string">
            <text:p text:style-name="P30">82</text:p>
          </table:table-cell>
          <table:table-cell table:style-name="Table6.A1" office:value-type="string">
            <text:p text:style-name="P29">R </text:p>
          </table:table-cell>
          <table:table-cell table:style-name="Table6.A1" office:value-type="string">
            <text:p text:style-name="P30">114</text:p>
          </table:table-cell>
          <table:table-cell table:style-name="Table6.A1" office:value-type="string">
            <text:p text:style-name="P29">r </text:p>
          </table:table-cell>
        </table:table-row>
        <table:table-row table:style-name="Table6.1">
          <table:table-cell table:style-name="Table6.A1" office:value-type="string">
            <text:p text:style-name="P30">19</text:p>
          </table:table-cell>
          <table:table-cell table:style-name="Table6.A1" office:value-type="string">
            <text:p text:style-name="P29">DC3</text:p>
          </table:table-cell>
          <table:table-cell table:style-name="Table6.A1" office:value-type="string">
            <text:p text:style-name="P29">Device Control (XOff) </text:p>
          </table:table-cell>
          <table:table-cell table:style-name="Table6.A1" office:value-type="string">
            <text:p text:style-name="P30">51</text:p>
          </table:table-cell>
          <table:table-cell table:style-name="Table6.A1" office:value-type="string">
            <text:p text:style-name="P29">3 </text:p>
          </table:table-cell>
          <table:table-cell table:style-name="Table6.A1" office:value-type="string">
            <text:p text:style-name="P30">83</text:p>
          </table:table-cell>
          <table:table-cell table:style-name="Table6.A1" office:value-type="string">
            <text:p text:style-name="P29">S </text:p>
          </table:table-cell>
          <table:table-cell table:style-name="Table6.A1" office:value-type="string">
            <text:p text:style-name="P30">115</text:p>
          </table:table-cell>
          <table:table-cell table:style-name="Table6.A1" office:value-type="string">
            <text:p text:style-name="P29">s </text:p>
          </table:table-cell>
        </table:table-row>
        <table:table-row table:style-name="Table6.1">
          <table:table-cell table:style-name="Table6.A1" office:value-type="string">
            <text:p text:style-name="P30">20</text:p>
          </table:table-cell>
          <table:table-cell table:style-name="Table6.A1" office:value-type="string">
            <text:p text:style-name="P29">DC4</text:p>
          </table:table-cell>
          <table:table-cell table:style-name="Table6.A1" office:value-type="string">
            <text:p text:style-name="P29">Device Control </text:p>
          </table:table-cell>
          <table:table-cell table:style-name="Table6.A1" office:value-type="string">
            <text:p text:style-name="P30">52</text:p>
          </table:table-cell>
          <table:table-cell table:style-name="Table6.A1" office:value-type="string">
            <text:p text:style-name="P29">4 </text:p>
          </table:table-cell>
          <table:table-cell table:style-name="Table6.A1" office:value-type="string">
            <text:p text:style-name="P30">84</text:p>
          </table:table-cell>
          <table:table-cell table:style-name="Table6.A1" office:value-type="string">
            <text:p text:style-name="P29">T </text:p>
          </table:table-cell>
          <table:table-cell table:style-name="Table6.A1" office:value-type="string">
            <text:p text:style-name="P30">116</text:p>
          </table:table-cell>
          <table:table-cell table:style-name="Table6.A1" office:value-type="string">
            <text:p text:style-name="P29">t </text:p>
          </table:table-cell>
        </table:table-row>
        <table:table-row table:style-name="Table6.1">
          <table:table-cell table:style-name="Table6.A1" office:value-type="string">
            <text:p text:style-name="P30">21</text:p>
          </table:table-cell>
          <table:table-cell table:style-name="Table6.A1" office:value-type="string">
            <text:p text:style-name="P29">NAK</text:p>
          </table:table-cell>
          <table:table-cell table:style-name="Table6.A1" office:value-type="string">
            <text:p text:style-name="P29">Negative Acknowledge </text:p>
          </table:table-cell>
          <table:table-cell table:style-name="Table6.A1" office:value-type="string">
            <text:p text:style-name="P30">53</text:p>
          </table:table-cell>
          <table:table-cell table:style-name="Table6.A1" office:value-type="string">
            <text:p text:style-name="P29">5 </text:p>
          </table:table-cell>
          <table:table-cell table:style-name="Table6.A1" office:value-type="string">
            <text:p text:style-name="P30">85</text:p>
          </table:table-cell>
          <table:table-cell table:style-name="Table6.A1" office:value-type="string">
            <text:p text:style-name="P29">U </text:p>
          </table:table-cell>
          <table:table-cell table:style-name="Table6.A1" office:value-type="string">
            <text:p text:style-name="P30">117</text:p>
          </table:table-cell>
          <table:table-cell table:style-name="Table6.A1" office:value-type="string">
            <text:p text:style-name="P29">u </text:p>
          </table:table-cell>
        </table:table-row>
        <table:table-row table:style-name="Table6.1">
          <table:table-cell table:style-name="Table6.A1" office:value-type="string">
            <text:p text:style-name="P30">22</text:p>
          </table:table-cell>
          <table:table-cell table:style-name="Table6.A1" office:value-type="string">
            <text:p text:style-name="P29">SYN</text:p>
          </table:table-cell>
          <table:table-cell table:style-name="Table6.A1" office:value-type="string">
            <text:p text:style-name="P29">Synchronous Idle </text:p>
          </table:table-cell>
          <table:table-cell table:style-name="Table6.A1" office:value-type="string">
            <text:p text:style-name="P30">54</text:p>
          </table:table-cell>
          <table:table-cell table:style-name="Table6.A1" office:value-type="string">
            <text:p text:style-name="P29">6 </text:p>
          </table:table-cell>
          <table:table-cell table:style-name="Table6.A1" office:value-type="string">
            <text:p text:style-name="P30">86</text:p>
          </table:table-cell>
          <table:table-cell table:style-name="Table6.A1" office:value-type="string">
            <text:p text:style-name="P29">V </text:p>
          </table:table-cell>
          <table:table-cell table:style-name="Table6.A1" office:value-type="string">
            <text:p text:style-name="P30">118</text:p>
          </table:table-cell>
          <table:table-cell table:style-name="Table6.A1" office:value-type="string">
            <text:p text:style-name="P29">v </text:p>
          </table:table-cell>
        </table:table-row>
        <table:table-row table:style-name="Table6.1">
          <table:table-cell table:style-name="Table6.A1" office:value-type="string">
            <text:p text:style-name="P30">23</text:p>
          </table:table-cell>
          <table:table-cell table:style-name="Table6.A1" office:value-type="string">
            <text:p text:style-name="P29">ETB</text:p>
          </table:table-cell>
          <table:table-cell table:style-name="Table6.A1" office:value-type="string">
            <text:p text:style-name="P29">End of Transmission Block </text:p>
          </table:table-cell>
          <table:table-cell table:style-name="Table6.A1" office:value-type="string">
            <text:p text:style-name="P30">55</text:p>
          </table:table-cell>
          <table:table-cell table:style-name="Table6.A1" office:value-type="string">
            <text:p text:style-name="P29">7 </text:p>
          </table:table-cell>
          <table:table-cell table:style-name="Table6.A1" office:value-type="string">
            <text:p text:style-name="P30">87</text:p>
          </table:table-cell>
          <table:table-cell table:style-name="Table6.A1" office:value-type="string">
            <text:p text:style-name="P29">W </text:p>
          </table:table-cell>
          <table:table-cell table:style-name="Table6.A1" office:value-type="string">
            <text:p text:style-name="P30">119</text:p>
          </table:table-cell>
          <table:table-cell table:style-name="Table6.A1" office:value-type="string">
            <text:p text:style-name="P29">w </text:p>
          </table:table-cell>
        </table:table-row>
        <table:table-row table:style-name="Table6.1">
          <table:table-cell table:style-name="Table6.A1" office:value-type="string">
            <text:p text:style-name="P30">24</text:p>
          </table:table-cell>
          <table:table-cell table:style-name="Table6.A1" office:value-type="string">
            <text:p text:style-name="P29">CAN</text:p>
          </table:table-cell>
          <table:table-cell table:style-name="Table6.A1" office:value-type="string">
            <text:p text:style-name="P29">Cancel </text:p>
          </table:table-cell>
          <table:table-cell table:style-name="Table6.A1" office:value-type="string">
            <text:p text:style-name="P30">56</text:p>
          </table:table-cell>
          <table:table-cell table:style-name="Table6.A1" office:value-type="string">
            <text:p text:style-name="P29">8 </text:p>
          </table:table-cell>
          <table:table-cell table:style-name="Table6.A1" office:value-type="string">
            <text:p text:style-name="P30">88</text:p>
          </table:table-cell>
          <table:table-cell table:style-name="Table6.A1" office:value-type="string">
            <text:p text:style-name="P29">X </text:p>
          </table:table-cell>
          <table:table-cell table:style-name="Table6.A1" office:value-type="string">
            <text:p text:style-name="P30">120</text:p>
          </table:table-cell>
          <table:table-cell table:style-name="Table6.A1" office:value-type="string">
            <text:p text:style-name="P29">x </text:p>
          </table:table-cell>
        </table:table-row>
        <table:table-row table:style-name="Table6.1">
          <table:table-cell table:style-name="Table6.A1" office:value-type="string">
            <text:p text:style-name="P30">25</text:p>
          </table:table-cell>
          <table:table-cell table:style-name="Table6.A1" office:value-type="string">
            <text:p text:style-name="P29">EM</text:p>
          </table:table-cell>
          <table:table-cell table:style-name="Table6.A1" office:value-type="string">
            <text:p text:style-name="P29">End of Medium </text:p>
          </table:table-cell>
          <table:table-cell table:style-name="Table6.A1" office:value-type="string">
            <text:p text:style-name="P30">57</text:p>
          </table:table-cell>
          <table:table-cell table:style-name="Table6.A1" office:value-type="string">
            <text:p text:style-name="P29">9 </text:p>
          </table:table-cell>
          <table:table-cell table:style-name="Table6.A1" office:value-type="string">
            <text:p text:style-name="P30">89</text:p>
          </table:table-cell>
          <table:table-cell table:style-name="Table6.A1" office:value-type="string">
            <text:p text:style-name="P29">Y </text:p>
          </table:table-cell>
          <table:table-cell table:style-name="Table6.A1" office:value-type="string">
            <text:p text:style-name="P30">121</text:p>
          </table:table-cell>
          <table:table-cell table:style-name="Table6.A1" office:value-type="string">
            <text:p text:style-name="P29">y </text:p>
          </table:table-cell>
        </table:table-row>
        <table:table-row table:style-name="Table6.1">
          <table:table-cell table:style-name="Table6.A1" office:value-type="string">
            <text:p text:style-name="P30">26</text:p>
          </table:table-cell>
          <table:table-cell table:style-name="Table6.A1" office:value-type="string">
            <text:p text:style-name="P29">SUB</text:p>
          </table:table-cell>
          <table:table-cell table:style-name="Table6.A1" office:value-type="string">
            <text:p text:style-name="P29">Substitute </text:p>
          </table:table-cell>
          <table:table-cell table:style-name="Table6.A1" office:value-type="string">
            <text:p text:style-name="P30">58</text:p>
          </table:table-cell>
          <table:table-cell table:style-name="Table6.A1" office:value-type="string">
            <text:p text:style-name="P29">: </text:p>
          </table:table-cell>
          <table:table-cell table:style-name="Table6.A1" office:value-type="string">
            <text:p text:style-name="P30">90</text:p>
          </table:table-cell>
          <table:table-cell table:style-name="Table6.A1" office:value-type="string">
            <text:p text:style-name="P29">Z </text:p>
          </table:table-cell>
          <table:table-cell table:style-name="Table6.A1" office:value-type="string">
            <text:p text:style-name="P30">122</text:p>
          </table:table-cell>
          <table:table-cell table:style-name="Table6.A1" office:value-type="string">
            <text:p text:style-name="P29">z </text:p>
          </table:table-cell>
        </table:table-row>
        <table:table-row table:style-name="Table6.1">
          <table:table-cell table:style-name="Table6.A1" office:value-type="string">
            <text:p text:style-name="P30">27</text:p>
          </table:table-cell>
          <table:table-cell table:style-name="Table6.A1" office:value-type="string">
            <text:p text:style-name="P29">ESC</text:p>
          </table:table-cell>
          <table:table-cell table:style-name="Table6.A1" office:value-type="string">
            <text:p text:style-name="P29">Escape </text:p>
          </table:table-cell>
          <table:table-cell table:style-name="Table6.A1" office:value-type="string">
            <text:p text:style-name="P30">59</text:p>
          </table:table-cell>
          <table:table-cell table:style-name="Table6.A1" office:value-type="string">
            <text:p text:style-name="P29">; </text:p>
          </table:table-cell>
          <table:table-cell table:style-name="Table6.A1" office:value-type="string">
            <text:p text:style-name="P30">91</text:p>
          </table:table-cell>
          <table:table-cell table:style-name="Table6.A1" office:value-type="string">
            <text:p text:style-name="P29">[ </text:p>
          </table:table-cell>
          <table:table-cell table:style-name="Table6.A1" office:value-type="string">
            <text:p text:style-name="P30">123</text:p>
          </table:table-cell>
          <table:table-cell table:style-name="Table6.A1" office:value-type="string">
            <text:p text:style-name="P29">{ </text:p>
          </table:table-cell>
        </table:table-row>
        <table:table-row table:style-name="Table6.1">
          <table:table-cell table:style-name="Table6.A1" office:value-type="string">
            <text:p text:style-name="P30">28</text:p>
          </table:table-cell>
          <table:table-cell table:style-name="Table6.A1" office:value-type="string">
            <text:p text:style-name="P29">FS</text:p>
          </table:table-cell>
          <table:table-cell table:style-name="Table6.A1" office:value-type="string">
            <text:p text:style-name="P29">File Separator </text:p>
          </table:table-cell>
          <table:table-cell table:style-name="Table6.A1" office:value-type="string">
            <text:p text:style-name="P30">60</text:p>
          </table:table-cell>
          <table:table-cell table:style-name="Table6.A1" office:value-type="string">
            <text:p text:style-name="P29">&lt; </text:p>
          </table:table-cell>
          <table:table-cell table:style-name="Table6.A1" office:value-type="string">
            <text:p text:style-name="P30">92</text:p>
          </table:table-cell>
          <table:table-cell table:style-name="Table6.A1" office:value-type="string">
            <text:p text:style-name="P29">\ </text:p>
          </table:table-cell>
          <table:table-cell table:style-name="Table6.A1" office:value-type="string">
            <text:p text:style-name="P30">124</text:p>
          </table:table-cell>
          <table:table-cell table:style-name="Table6.A1" office:value-type="string">
            <text:p text:style-name="P29">| </text:p>
          </table:table-cell>
        </table:table-row>
        <table:table-row table:style-name="Table6.1">
          <table:table-cell table:style-name="Table6.A1" office:value-type="string">
            <text:p text:style-name="P30">29</text:p>
          </table:table-cell>
          <table:table-cell table:style-name="Table6.A1" office:value-type="string">
            <text:p text:style-name="P29">GS</text:p>
          </table:table-cell>
          <table:table-cell table:style-name="Table6.A1" office:value-type="string">
            <text:p text:style-name="P29">Group Separator </text:p>
          </table:table-cell>
          <table:table-cell table:style-name="Table6.A1" office:value-type="string">
            <text:p text:style-name="P30">61</text:p>
          </table:table-cell>
          <table:table-cell table:style-name="Table6.A1" office:value-type="string">
            <text:p text:style-name="P29">= </text:p>
          </table:table-cell>
          <table:table-cell table:style-name="Table6.A1" office:value-type="string">
            <text:p text:style-name="P30">93</text:p>
          </table:table-cell>
          <table:table-cell table:style-name="Table6.A1" office:value-type="string">
            <text:p text:style-name="P29">] </text:p>
          </table:table-cell>
          <table:table-cell table:style-name="Table6.A1" office:value-type="string">
            <text:p text:style-name="P30">125</text:p>
          </table:table-cell>
          <table:table-cell table:style-name="Table6.A1" office:value-type="string">
            <text:p text:style-name="P29">} </text:p>
          </table:table-cell>
        </table:table-row>
        <table:table-row table:style-name="Table6.1">
          <table:table-cell table:style-name="Table6.A1" office:value-type="string">
            <text:p text:style-name="P30">30</text:p>
          </table:table-cell>
          <table:table-cell table:style-name="Table6.A1" office:value-type="string">
            <text:p text:style-name="P29">RS</text:p>
          </table:table-cell>
          <table:table-cell table:style-name="Table6.A1" office:value-type="string">
            <text:p text:style-name="P29">Record Separator </text:p>
          </table:table-cell>
          <table:table-cell table:style-name="Table6.A1" office:value-type="string">
            <text:p text:style-name="P30">62</text:p>
          </table:table-cell>
          <table:table-cell table:style-name="Table6.A1" office:value-type="string">
            <text:p text:style-name="P29">&gt; </text:p>
          </table:table-cell>
          <table:table-cell table:style-name="Table6.A1" office:value-type="string">
            <text:p text:style-name="P30">94</text:p>
          </table:table-cell>
          <table:table-cell table:style-name="Table6.A1" office:value-type="string">
            <text:p text:style-name="P29">^ </text:p>
          </table:table-cell>
          <table:table-cell table:style-name="Table6.A1" office:value-type="string">
            <text:p text:style-name="P30">126</text:p>
          </table:table-cell>
          <table:table-cell table:style-name="Table6.A1" office:value-type="string">
            <text:p text:style-name="P29">~ </text:p>
          </table:table-cell>
        </table:table-row>
        <table:table-row table:style-name="Table6.1">
          <table:table-cell table:style-name="Table6.A1" office:value-type="string">
            <text:p text:style-name="P30">31</text:p>
          </table:table-cell>
          <table:table-cell table:style-name="Table6.A1" office:value-type="string">
            <text:p text:style-name="P29">US</text:p>
          </table:table-cell>
          <table:table-cell table:style-name="Table6.A1" office:value-type="string">
            <text:p text:style-name="P29">Unit Separator </text:p>
          </table:table-cell>
          <table:table-cell table:style-name="Table6.A1" office:value-type="string">
            <text:p text:style-name="P30">63</text:p>
          </table:table-cell>
          <table:table-cell table:style-name="Table6.A1" office:value-type="string">
            <text:p text:style-name="P29">?</text:p>
          </table:table-cell>
          <table:table-cell table:style-name="Table6.A1" office:value-type="string">
            <text:p text:style-name="P30">95</text:p>
          </table:table-cell>
          <table:table-cell table:style-name="Table6.A1" office:value-type="string">
            <text:p text:style-name="P29">_</text:p>
          </table:table-cell>
          <table:table-cell table:style-name="Table6.A1" office:value-type="string">
            <text:p text:style-name="P30">127</text:p>
          </table:table-cell>
          <table:table-cell table:style-name="Table6.A1" office:value-type="string">
            <text:p text:style-name="P29">DEL </text:p>
          </table:table-cell>
        </table:table-row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table:number-columns-spanned="7" office:value-type="string">
            <text:p text:style-name="P29">LF = Line feed = Odřádkování = Enter (někdy nutno LF+CR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>SP = Space = Mezera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</table:table-row>
      </table:table>
      <text:p text:style-name="Standard"/>
      <text:p text:style-name="P27">Pokud bychom tedy chtěli přečíst hodnotu 4 registrů o kterých víme, že obsahují znaky v ASCII kódu, nahradíme jejich hodnotu odpovídajícím znakem:</text:p>
      <text:p text:style-name="P27"/>
      <text:p text:style-name="P27">1000001, 1001000, 1001111, 1001010, <text:span text:style-name="T16">== </text:span>65, 72, 79, 74 == AHO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8721" officeooo:paragraph-rsid="00249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icence: CC BY-SA 4.0, Aut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06-01T17:13:24.256700139</meta:creation-date>
    <dc:date>2022-06-02T08:10:50.209202492</dc:date>
    <dc:creator>Lukáš Doktor</dc:creator>
    <meta:editing-duration>PT13H17M52S</meta:editing-duration>
    <meta:editing-cycles>17</meta:editing-cycles>
    <meta:generator>LibreOffice/7.1.8.1$Linux_X86_64 LibreOffice_project/10$Build-1</meta:generator>
    <meta:printed-by>Lukáš Doktor</meta:printed-by>
    <meta:print-date>2022-06-01T19:33:16.086394022</meta:print-date>
    <meta:document-statistic meta:table-count="6" meta:image-count="0" meta:object-count="0" meta:page-count="5" meta:paragraph-count="505" meta:word-count="1591" meta:character-count="7461" meta:non-whitespace-character-count="624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d00f100940029004500ea004a00b0009d00a9005d0099007e0036004800aa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O1iEy84FBTLohKxEVYrajl8i1WXOpZSQDkA9AWzQ0ADmsMsiQ3Rss6QGYj6fapwp
7w1LTXNl3g+E0AeVXu783w==</DigestValue>
      </Reference>
      <Reference URI="manifest.rdf">
        <DigestMethod Algorithm="http://www.w3.org/2001/04/xmlenc#sha512"/>
        <DigestValue>tJ6+ATPKqQlsNAMU2+6xOmrzOV4pI+T6UfkLrbqhZuTQ2TyGxhoEIKltpXehUvLH
9h8ibOGv8B9X0Zvr0zdoR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LQYfJe+GNblND4MrcUKazsQV5/NrqJpfI50Pa1oay1ckL6hZwHYdm7I9Bi3ifORm
LsfhimVLmbK1bCinyVH08Q==</DigestValue>
      </Reference>
      <Reference URI="layout-cache">
        <DigestMethod Algorithm="http://www.w3.org/2001/04/xmlenc#sha512"/>
        <DigestValue>kxu5tYzTeMJA7lS03FkTOcqZbL5xh22tTYupXkidRk8mZ/+u4g0/OsV3WwtSYoFc
WOh4sLVoM59KHwDXEdw+Eg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7imXGsHzdokIVsnHlJuF9GH+pDGL8kBZQhi47ISB7Absux7GupsTM+MlDyB9axw3
jwbXuTFOCNQPBpVGnKLF+g==</DigestValue>
      </Reference>
      <Reference URI="Thumbnails/thumbnail.png">
        <DigestMethod Algorithm="http://www.w3.org/2001/04/xmlenc#sha512"/>
        <DigestValue>0ysp4g/pS68l5nCPFjTQnu0AawCFHaRgLaMr1lsumA3bJUg9JhRI5/qJ95SYXmZY
GSAvyuu9eIPcimYxOMmzLw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6e46nUSFy1gd0Z2Zij5cXHiJhTb0plbug7hMQIDtHDSaCr393po/yajLIaMZyLnM
qbBRumn5kWvN5ldgQUr5J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BlHIx92z3vw7pRee8ca6YJ5XW7p2+2r3uPeSDs7webGPPjRVozaltbg8cho83X9P
Z0jK7Y58XbdU+TZi3PS2qQ==</DigestValue>
      </Reference>
      <Reference URI="#ID_002300b400eb0062008600af004600b800a5008c008700c8008a00fe0022003c">
        <DigestMethod Algorithm="http://www.w3.org/2001/04/xmlenc#sha512"/>
        <DigestValue>RxWasUU6+gioJ946PjGkhhR+AXwROhcaFqdqsXJW0PquPI3PfS1FFXJJSjBawbeX
W0OEee/vwjbKtAxDz2Vr4w==</DigestValue>
      </Reference>
      <Reference URI="#idSignedProperties" Type="http://uri.etsi.org/01903#SignedProperties">
        <DigestMethod Algorithm="http://www.w3.org/2001/04/xmlenc#sha512"/>
        <DigestValue>yAp0rEahvPhjJfzSQFOmqHHUBjzCYHPDPIPO6d/9UUfeX4Mc5QpxceO3LgXvhBSb
vPkEfm46ZIw/x1UnSy5IxA==</DigestValue>
      </Reference>
    </SignedInfo>
    <SignatureValue>iQIzBAABCAAdFiEENGecJQ8vSPUmK01E2SvfZ51WSH0FAmKZr1sACgkQ2SvfZ51WSH2ANBAAmd82X+R
u5iLpggGFrTKsFumbuCc+KEFKrmdaMN5j60nxY5e8PBR7zYe03K7+5rQbMO+4l2+FbSFqg+VS0YOQAk
wRnUI16wJgowJGoHdyoJReKLnsx1aaIhKXDkMpACU8nLSHYpVS6eGD3qpds/AMZEshTy2lNzADDq9sN
+jCu5OXuyPywXa1fSURnccV2E+ksNPN5dTpYPprrugU0k0XB56WVZzSlN5hsSKKy5kSd3NZ9WGMry6X
cCPml3+niRpFreHw2U4uoFk2ESPy8osv4wYkA4LlgZzHMM4VbkB3ErDrN2K2PUkp9/NpHdtBBxl+ktG
lUhXsKOsmPwFHvlSnTGvzzBdHUnN/JHnWQsxmatn2Wf3hPqLjFPofUHn6FALmIrDG5ZVmchBSEODUjj
yMj3n/cD32HjEsBAf9iHzfg4RwPwgWlyZjB0H4eonE7PM3dHn5UOt6MQRsPRQ2VPw4Cuw43H2Q7vnIf
Bovtrpi0nkmDZmOMjn4GAwuCCKaMiHXpB0XFim6BlzKpr1FskIvr4ZELYTj1e8rREOMHE0hvV2jZBoT
UP6KwTb5aawaA4/1rWAxYflMxVrPNzcNkCltUkz3FB/er2PVCpVxEs+9DyI38qS1ySAF5EOtDCJaTE6
v8Il93mnzKLMzVVZuu4O+1m6DBcY+sY2Ja4hnv8c+t5s=</SignatureValue>
    <KeyInfo>
      <PGPData xmlns:loext="urn:org:documentfoundation:names:experimental:office:xmlns:loext:1.0">
        <PGPKeyID>MzQ2NzlDMjUwRjJGNDhGNTI2MkI0RDQ0RDkyQkRGNjc5RDU2NDg3RAA=</PGPKeyID>
        <PGPKeyPacket>mQINBFxR0wcBEADYbSYM7gatzGcX5ootgYXJ7CIuvNlMIYf33EJRSAUFK+GgtqIQgx2a0Cb4KRZpc2OzaVVRoZdo2jTUZGgtAZGucGnBXBGx5feqgmD9algZqKS1ZeiYO+TGpNvVnvwulCyJGwIGDpER+FhttURMV0YSJGYXW7oO3+7j5l5LM71a4Yri9/97uwYHr6qmtkHcEPHLCOQT0oIFNNtRuBH2TxeE0zCJkBOFbs+jfxwnlh3qb8/pptNlYsPsODTkAqN2V2mPodntRidqBsWeV17o2l+D1Wqb97uUpQOmYHohfiEAqb0dvogOLl402KqMMoNYWsVNnSCeOk/WTTQrqD98ZkyTY2YGkrfTDm7y4ynDzPFsbdY/ZT8gyvYlZoSWe/hHl72+NrtzjCv4kpzccC0OJYNFoVZjv3l7Hkkz3PrynE3g5oH9L8iR774F6w5xaA811d2xLouXZnIVeiEA7BT2ky3/t+qul5W0nEHiYaB7n0Zzz4eXwz76ZS7WNiv1ZbtcSSjcm+mkosvH2TN99i2IZ6clcPVjGCDPAvc/5W4Bg2sscqa8fSBCjFM7hLV/nsIWcC6BhuAAMHhHDy9V7vSTO2M51+SlQLe7F7IJB/34+A+DGFdGFrHw0yCQ4GNcmC8ZOSuKicN51uhQYfCQZMe2r6JWG2vLPl7O+SR+5h8McDOnowARAQABtClMdWthcyBEb2t0b3IgKMW+aXZub3N0KSA8bGRva3RvckBwb3N0LmN6PokCVAQTAQgAPgIbAwULCQgHAgYVCgkICwIEFgIDAQIeAQIXgBYhBDRnnCUPL0j1JitNRNkr32edVkh9BQJiE00BBQkJi+2pAAoJENkr32edVkh9s7wQAK1wPj3VueY4ED3J5zR+1ncur/jCZ7pk3Jq+30NwgPUjDJrAY+oaOfPCSyC4GcU3KytwnUw1ZS2INnfesHaFf3ZV7wcT62SqWxuftNvsPT72AygidVvaqZiB2uqrUq8rE4qlpE69EqwyuUJBa8HCrESlVo9WaA+9V+6HBby9KISbVCuqaGP11XmRdqLe+iS+j7kVcMl9vXW92aAh38ZknTw7OWGFbAwoFZqZfMojeNaIni3j/odslw/iNF8zTNv1rQ3xTODSQPf05JBw+dhp/saWxHmvEA2mTjM5Swc0UeOSnl6fufNaSjvN97KyAoiGit0yztebQsmP7XGkQA9HGigwXzvn8gDsCRc0cUSyC94REsRv3uhPkMvd//+sm1ZXiD+zjbfwc2J03yQdxX36JnF54FgVL3bK+KLstN5KT69LmLhKToV15Io0GL9buNWeUXeJl77MXDnR1r/bA6m7aLu+6DR3/nHsY2ygNjEF5pUlANu8sEGb3kQKCI4vEyzOBP8JElYOUco/7Yul/xE+rD8TLz0Q5wFkR/C5LPUPUn45hDHq2n7Be4tvAc3E/fF8BXdKkvS7GA/3nGgSTw95af0tr3juUGl7qmR8LgwmXZlOAzJUQ1/g7TY/IBBy4DlkNLRgWRZHgKaD9mRf9Dm3WR6/tFlH+DXErcM8MVUnpo78iQEzBBABCAAdFiEEpApMRcQDTeAqWtSDJrNi5H/PIsEFAlxR10IACgkQJrNi5H/PIsEXaAf/bPVtQNnAJ4z2a4HHCZ0gEIEGrW3vLpi+OlkdA+y1eOGbfXm6TQAWNF0fw3Da09Qv5iH+TL+UQhte8WcW81VmTmJZGZ2NXGnbQ6EEsUmZNOeGaWyTyF8vi9ChrrEc0u82Gz53YuElrWJGNPG5J5ZkebbkVjaiunhHtQaFyXioOfB4vcUwIcD9IDxRfdNsRjgACHpBVLmoH4dTmu+8hlmTdnqoJ+sBlpYM/AGW7/K4F0zvpZnC8KZEK+QZGePdjt1mvQiel2qs7hiKpVgWV/mqOLAyUeTHBcH6mWhiu+IsmzVM4EDg5h3EipuPFDze/vL6g+NDobILwn1pYu89UBitjokCVAQTAQgAPhYhBDRnnCUPL0j1JitNRNkr32edVkh9BQJcUdMHAhsDBQkCBc4pBQsJCAcCBhUKCQgLAgQWAgMBAh4BAheAAAoJENkr32edVkh9NIwP/30+bR1oEhh1JYklsj2dCJJGLTk/KxnZx1NfCPKFPjm4fpqv1wVblgWG6PpruqKadDBF39qHE7JXlXuSzqwXfBnZ4yCP5PPsowk8GmPE5PX0edyHDnKYQ9bWpHVyWnsq9MpimwjgF3X867vdW4rnXMRYOI2wGTd1MZhFjILAKhN9BDGxm3Ssm86MKpDpWNXPG1iqHOonE6nAoPrKoEgS1n5VtodH9blHRkJenXZ9dbZxR8wcvgrZZYqEJWiEiYzajmlwpovSPr+G7LWF1+7JYvwf+5HZork0M1Kcln9NSXzr0m9Q/GAPQAt+ixAmXC/VKnc5Mn8l1/FhCYuMacoS6S1osydtWjiPywlYPtVo3c+soLj962fVbYNJ24fe2tDGif9k1tZeXf1L03CwK/PXA5/sEsz3/FpIEEzrCdXhD980oe0e4fGDalBY6TS/fmNE9WuNx9ce4PC1jcuqCZHAz0PyEReAWpVgo8txzFEDCOm21iFQx6vi6JVgMFhEvEpWCSFFPPFl94J5JPcaQGk0QnswOUqszqyvnWjr8tKdKXRq/Ps7LyRsGy83tBMq9sPoSWXCqVROc/I5K+iIDqJpQQ+UCEsPP5HXOF0zTdWbXBpRSnzS4ITpEr36v1sttSPx1S+RkRtHl4RYmO1tTDv6+zOwGSVfavP+AlfvJdd4uYHKiQJUBBMBCAA+AhsDBQsJCAcCBhUKCQgLAgQWAgMBAh4BAheAFiEENGecJQ8vSPUmK01E2SvfZ51WSH0FAl4caf4FCQXJhqkACgkQ2SvfZ51WSH1naw/+PaLgzD0Jt8TsOtKllASAXRbCjG8fNZynhJpumYQdXk4pTGhj5urrdNzc7BYDjAWHEHNVUW3NT/fvCCWydo6is/rvXrpcTIW6LLUkmekobznqmUNzvoZATX+H1g24abqQRwaj3lodLBpvmQpbmgOSRciPfs0MbZkxuAMajJR5Rwi1HZiCISxn1PUU2kMrV4xmDsZ+zFABcutTmQWdxzbJCbpPkv/1i2ErzniFIDPtQMCiHa3rQvDPPkTG9MGkTLvFbBQfG/CAVieQMu9iK4rhVIRwn9A5I8F9FYJ/r/qcYIgPAF5tFhG8ZRK07yMbyx5hGGO85Y1iY81zrYmjH9QsHAWtD4pypgUMRTt3J3+RfMXIRRp3v8rFcKCErJdoM6+ePRa7km9OAVjJyTo6gUTC5F8k0umpJBRTf4JBYQOd5/5TtUl8fk6nC+yEPQStP3sDbjMvf0enqPd65gLC1LewUNHuQr3kFbfGENoYf9C5lNyULbz4EbyJu8ZGkb0ih7VzQuX3if8QwrC+sSKNwXPg+byDCwGHKdRqJpigquis4EVQ0SapdTGahaJasD9Z3AugrQqSaZoFne5KtBkqG4N3rIhSbAyfpa+rZ/KZh0Y2g8NU3wCy5BwecyhB1BY2nlGb61YsZMX6IOjsdlUzpAbd48H+hpSl11rexUJYtofrqBiJAlMEEwEIAD4CGwMFCwkIBwIGFQoJCAsCBBYCAwECHgECF4AWIQQ0Z5wlDy9I9SYrTUTZK99nnVZIfQUCYDNKTwUJB6q6KQAKCRDZK99nnVZIfaQxD/duP+5EbjDYuKlADNC964PmbmXp0327SSNl8CQDgc28RcD7w8ynlsW71wVl7fnnz+LjQir+0iX3DKnY6oVxMK/vm6lczL49Tdt45nUeqj6T+udSMSXMM63fb/ADF3YBc4hAdgUHZBnF0jqRAQqGYD9am2JfP6aVpUOkeu2H56CT666F+hWOp3e0lHr7Chs78ulvxSIMCnUN+j+97KjBMjvGknAC9idttST1GgTxsphznWx6qpY+rgVJ11uL2qOfZr/jv+/i0EUxK17odF6xNnMACtvjx7PvEc++kpO4qLUcwgGNXhyARK+f02sHoByFJs8A/Fkh99g0bNnUrwb6e+qwKy7Y16pVCu23197QObAgZ6tT9Y3H7ao6e10mJlCRkvxhXpkAtwbrMgE0UZMBWuxihlwhEMCbvg0gO144KUCgiB1NmpL2bPc1s/97BDq82Rl/ni8/kuCPJ6gPElXjjJogAvU/8kbNHIjeiyr44DGFU4947XyuOCicrHpgdR6G6OGFXA0cTkadsc8+6NouPBoBLg5M2t13FDgf+dgYQ+MUsqz9ZCVeSa3VsEyaC5Yu9jdClmPu+mMIqcSJ26OR0FVKcbixADztUPTQI1VNzRV4eUS8b5xwVnJcR51QFmWvrUwP5dJSiuKgM1pCEYh+9wYQBaDaDfclHwJyteNtj7FOuQINBFxR0wcBEADDZ6NQvYKy4v7+aO/v5HLxvvxI8FfWpKPOLpNLdyvgmRAt5VI8K+VOQOGjmovdb7aNxCW/bV7IyOMnLFxZXfWaZk/XqBb4N8YGRR1x20w3cdw7v6n9AA59U8hPv23NopfAbJnK7fQpadq71vRu/6uUVg+HJLg75EnjmRs1ZL4PKSJW7a8mr5jB4gI7R683Qs9cyL8A1FXvGBHDWSLe1lQpF9xzJDlcQeunKZoo+RSbKn15C5I7NTlJjDgXXo1kP+2ZcUR7OgHw9HzVMK0JX9aDVK8/xuM+afE+TOzCf5UZquIMszL+iUSAL9tWh9VyymZiDw4F73r52dWB1qr8rgyB96D/Y88JcHbR2fojXjMlc/nbfA7xUAcH4pMtq4JiAYzM2NXfi7SNBQx+WSkhsVG98qMtahhTM8uByjf0dgjuRt+3f3Q/7KGdfDikNgncNncvwDoHooKH9vM06CrPmL2uI7oYqfWI8kbf0vOeOSy1CvInSv7fAlv9N3EbxRcJBw5U5eyZlLV6fUjiydK92pmDZ6ZSlKuLqNGrVZWGJf+j4TFaXf2V2QgKPiu901awY5tjn80NblXnV6qzZQzNR3acJYnQbHCRkeNL1Yaz1FKz5woVnQumywYEKKI4XuEajyAjJLVJ4LdkT04XWSejVjOichEtCk7lD8muzs9TQ6HS5QARAQABiQI8BBgBCAAmAhsMFiEENGecJQ8vSPUmK01E2SvfZ51WSH0FAmITTQUFCQmL7akACgkQ2SvfZ51WSH3GSRAAzavZDrKZNNUBH8Ma9bv/FTQsyrkNdLHeo6xuDPcV726LuL7APyXlu9wGjbqjEk2z3XxnZij63tD43h66U01gJowPe2fZTNyOwa7qZPlViGWA3dO+OjEeQg5sR0FYniZRfjWfknjA9+vIXVDB3zigt0DBBbQoj8mQtJWhSkTparKj0Nz8DjRs1q5xtWMbysz4GBIY0b1bJaRGjA7e7c3z84/SyiHfJD9ASXZWvJnLSWNU8rj+1MdnjYvGVESperidWucoDB2umtMI6QdDZQB4dfI5wTivbvRnGpAavsTAZ1KYH/puyjlHutj2qs0UUsie410ErM6IhZr0HvDD/iS1KlhPRENChSVlDH5ySlqQX7wI0rO4qurJtLv9me4VGPSuDWpi54xR+JWhlgoBeUOWBcVsCFTqK3V2hXofch6R4ESVi9XNqNG+JNLfEdCAxvv0ubWl3KYE5MaivNYuJMLG9DZH68xFjcZpkEm9i57KEvX8igJU5yix4U2AywwbBWb1Ru5q+TwG/UPyz8U95OOYkDWj5k2NeIX1+R/GmyuHrApyKmEhTi8VR4xlz7Uq5MWYQdPy+lyI1vOedTC8WoUNS7/1TDPlCXAOpQakZV0mlg+DtWb8vcfZpeu3Xa568mvQ7XOJ/OClL2+xYeUg407VVmhKljvIys93QFuLzomL5WI=</PGPKeyPacket>
        <loext:PGPOwner>Lukas Doktor (živnost) &lt;ldoktor@post.cz&gt;</loext:PGPOwner>
      </PGPData>
    </KeyInfo>
    <Object>
      <SignatureProperties>
        <SignatureProperty Id="ID_002300b400eb0062008600af004600b800a5008c008700c8008a00fe0022003c" Target="#ID_00bd00f100940029004500ea004a00b0009d00a9005d0099007e0036004800aa">
          <dc:date xmlns:dc="http://purl.org/dc/elements/1.1/">2022-06-03T08:51:07.168183613</dc:date>
        </SignatureProperty>
      </SignatureProperties>
    </Object>
    <Object xmlns:xd="http://uri.etsi.org/01903/v1.3.2#">
      <xd:QualifyingProperties Target="#ID_00bd00f100940029004500ea004a00b0009d00a9005d0099007e0036004800aa">
        <xd:SignedProperties Id="idSignedProperties">
          <xd:SignedSignatureProperties>
            <xd:SigningTime>2022-06-03T08:51:07.168183613</xd:SigningTime>
            <xd:SigningCertificate>
              <xd:Cert>
                <xd:CertDigest>
                  <DigestMethod Algorithm="http://www.w3.org/2001/04/xmlenc#sha256"/>
                  <DigestValue>MzQ2NzlDMjUwRjJGNDhGNTI2MkI0RDQ0RDkyQkRGNjc5RDU2NDg3R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